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DemiLight" svg:font-family="'Noto Sans CJK JP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92mm"/>
    </style:style>
    <style:style style:name="co3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e6e6ff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Noto Sans CJK JP DemiLight" style:font-name-complex="Noto Sans Devanagari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 style:data-style-name="N4">
      <style:table-cell-properties fo:background-color="#e6e6ff"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5" style:family="table-cell" style:parent-style-name="Default" style:data-style-name="N4">
      <style:table-cell-properties fo:background-color="#94bd5e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background-color="#e6e6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Distance Matrix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OSTON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429" calcext:value-type="float">
            <text:p>429</text:p>
          </table:table-cell>
          <table:table-cell office:value-type="float" office:value="1504" calcext:value-type="float">
            <text:p>1504</text:p>
          </table:table-cell>
          <table:table-cell office:value-type="float" office:value="963" calcext:value-type="float">
            <text:p>963</text:p>
          </table:table-cell>
          <table:table-cell office:value-type="float" office:value="2976" calcext:value-type="float">
            <text:p>2976</text:p>
          </table:table-cell>
          <table:table-cell office:value-type="float" office:value="3095" calcext:value-type="float">
            <text:p>3095</text:p>
          </table:table-cell>
          <table:table-cell office:value-type="float" office:value="2979" calcext:value-type="float">
            <text:p>2979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308" calcext:value-type="float">
            <text:p>1308</text:p>
          </table:table-cell>
          <table:table-cell office:value-type="float" office:value="802" calcext:value-type="float">
            <text:p>802</text:p>
          </table:table-cell>
          <table:table-cell office:value-type="float" office:value="2915" calcext:value-type="float">
            <text:p>2915</text:p>
          </table:table-cell>
          <table:table-cell office:value-type="float" office:value="2934" calcext:value-type="float">
            <text:p>2934</text:p>
          </table:table-cell>
          <table:table-cell office:value-type="float" office:value="2786" calcext:value-type="float">
            <text:p>2786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float" office:value="429" calcext:value-type="float">
            <text:p>429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 office:value-type="float" office:value="671" calcext:value-type="float">
            <text:p>671</text:p>
          </table:table-cell>
          <table:table-cell office:value-type="float" office:value="2684" calcext:value-type="float">
            <text:p>2684</text:p>
          </table:table-cell>
          <table:table-cell office:value-type="float" office:value="2799" calcext:value-type="float">
            <text:p>2799</text:p>
          </table:table-cell>
          <table:table-cell office:value-type="float" office:value="2631" calcext:value-type="float">
            <text:p>2631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1504" calcext:value-type="float">
            <text:p>1504</text:p>
          </table:table-cell>
          <table:table-cell office:value-type="float" office:value="1308" calcext:value-type="float">
            <text:p>1308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  <table:table-cell office:value-type="float" office:value="1329" calcext:value-type="float">
            <text:p>1329</text:p>
          </table:table-cell>
          <table:table-cell office:value-type="float" office:value="3273" calcext:value-type="float">
            <text:p>3273</text:p>
          </table:table-cell>
          <table:table-cell office:value-type="float" office:value="3053" calcext:value-type="float">
            <text:p>3053</text:p>
          </table:table-cell>
          <table:table-cell office:value-type="float" office:value="2687" calcext:value-type="float">
            <text:p>2687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963" calcext:value-type="float">
            <text:p>963</text:p>
          </table:table-cell>
          <table:table-cell office:value-type="float" office:value="802" calcext:value-type="float">
            <text:p>802</text:p>
          </table:table-cell>
          <table:table-cell office:value-type="float" office:value="671" calcext:value-type="float">
            <text:p>671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2142" calcext:value-type="float">
            <text:p>2142</text:p>
          </table:table-cell>
          <table:table-cell office:value-type="float" office:value="2054" calcext:value-type="float">
            <text:p>2054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SEATTLE</text:p>
          </table:table-cell>
          <table:table-cell office:value-type="float" office:value="2976" calcext:value-type="float">
            <text:p>2976</text:p>
          </table:table-cell>
          <table:table-cell office:value-type="float" office:value="2915" calcext:value-type="float">
            <text:p>2915</text:p>
          </table:table-cell>
          <table:table-cell office:value-type="float" office:value="2684" calcext:value-type="float">
            <text:p>2684</text:p>
          </table:table-cell>
          <table:table-cell office:value-type="float" office:value="3273" calcext:value-type="float">
            <text:p>3273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1131" calcext:value-type="float">
            <text:p>1131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office:value-type="float" office:value="3095" calcext:value-type="float">
            <text:p>3095</text:p>
          </table:table-cell>
          <table:table-cell office:value-type="float" office:value="2934" calcext:value-type="float">
            <text:p>2934</text:p>
          </table:table-cell>
          <table:table-cell office:value-type="float" office:value="2799" calcext:value-type="float">
            <text:p>2799</text:p>
          </table:table-cell>
          <table:table-cell office:value-type="float" office:value="3053" calcext:value-type="float">
            <text:p>3053</text:p>
          </table:table-cell>
          <table:table-cell office:value-type="float" office:value="2142" calcext:value-type="float">
            <text:p>2142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2979" calcext:value-type="float">
            <text:p>2979</text:p>
          </table:table-cell>
          <table:table-cell office:value-type="float" office:value="2786" calcext:value-type="float">
            <text:p>2786</text:p>
          </table:table-cell>
          <table:table-cell office:value-type="float" office:value="2631" calcext:value-type="float">
            <text:p>2631</text:p>
          </table:table-cell>
          <table:table-cell office:value-type="float" office:value="2687" calcext:value-type="float">
            <text:p>2687</text:p>
          </table:table-cell>
          <table:table-cell office:value-type="float" office:value="2054" calcext:value-type="float">
            <text:p>2054</text:p>
          </table:table-cell>
          <table:table-cell office:value-type="float" office:value="1131" calcext:value-type="float">
            <text:p>1131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DENVER</text:p>
          </table:table-cell>
          <table:table-cell office:value-type="float" office:value="1949" calcext:value-type="float">
            <text:p>1949</text:p>
          </table:table-cell>
          <table:table-cell office:value-type="float" office:value="1771" calcext:value-type="float">
            <text:p>1771</text:p>
          </table:table-cell>
          <table:table-cell office:value-type="float" office:value="1616" calcext:value-type="float">
            <text:p>1616</text:p>
          </table:table-cell>
          <table:table-cell office:value-type="float" office:value="2037" calcext:value-type="float">
            <text:p>2037</text:p>
          </table:table-cell>
          <table:table-cell office:value-type="float" office:value="996" calcext:value-type="float">
            <text:p>996</text:p>
          </table:table-cell>
          <table:table-cell office:value-type="float" office:value="1307" calcext:value-type="float">
            <text:p>1307</text:p>
          </table:table-cell>
          <table:table-cell office:value-type="float" office:value="1235" calcext:value-type="float">
            <text:p>1235</text:p>
          </table:table-cell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Hierarchical, Complet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ce2"/>
        <table:table-column table:style-name="co1" table:default-cell-style-name="Default"/>
        <table:table-column table:style-name="co3" table:number-columns-repeated="2" table:default-cell-style-name="ce8"/>
        <table:table-column table:style-name="co1" table:default-cell-style-name="Default"/>
        <table:table-column table:style-name="co1" table:number-columns-repeated="2" table:default-cell-style-name="ce8"/>
        <table:table-column table:style-name="co1" table:number-columns-repeated="1007" table:default-cell-style-name="Default"/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3"/>
          <table:table-cell table:style-name="ce6" table:formula="of:=['Distance Matrix'.C1]" office:value-type="float" office:value="206" calcext:value-type="float">
            <text:p>206</text:p>
          </table:table-cell>
          <table:table-cell table:style-name="ce3" table:formula="of:=['Distance Matrix'.D1]" office:value-type="float" office:value="429" calcext:value-type="float">
            <text:p>429</text:p>
          </table:table-cell>
          <table:table-cell table:style-name="ce3" table:formula="of:=['Distance Matrix'.E1]" office:value-type="float" office:value="1504" calcext:value-type="float">
            <text:p>1504</text:p>
          </table:table-cell>
          <table:table-cell table:style-name="ce3" table:formula="of:=['Distance Matrix'.F1]" office:value-type="float" office:value="963" calcext:value-type="float">
            <text:p>963</text:p>
          </table:table-cell>
          <table:table-cell table:style-name="ce3" table:formula="of:=['Distance Matrix'.G1]" office:value-type="float" office:value="2976" calcext:value-type="float">
            <text:p>2976</text:p>
          </table:table-cell>
          <table:table-cell table:style-name="ce3" table:formula="of:=['Distance Matrix'.H1]" office:value-type="float" office:value="3095" calcext:value-type="float">
            <text:p>3095</text:p>
          </table:table-cell>
          <table:table-cell table:style-name="ce3" table:formula="of:=['Distance Matrix'.I1]" office:value-type="float" office:value="2979" calcext:value-type="float">
            <text:p>2979</text:p>
          </table:table-cell>
          <table:table-cell table:style-name="ce3" table:formula="of:=['Distance Matrix'.J1]" office:value-type="float" office:value="1949" calcext:value-type="float">
            <text:p>1949</text:p>
          </table:table-cell>
          <table:table-cell/>
          <table:table-cell office:value-type="string" calcext:value-type="string">
            <text:p>MIN</text:p>
          </table:table-cell>
          <table:table-cell table:formula="of:=MIN([.C2:.K10])" office:value-type="float" office:value="206" calcext:value-type="float">
            <text:p>20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3" table:number-columns-repeated="2"/>
          <table:table-cell table:style-name="ce3" table:formula="of:=['Distance Matrix'.D2]" office:value-type="float" office:value="233" calcext:value-type="float">
            <text:p>233</text:p>
          </table:table-cell>
          <table:table-cell table:style-name="ce3" table:formula="of:=['Distance Matrix'.E2]" office:value-type="float" office:value="1308" calcext:value-type="float">
            <text:p>1308</text:p>
          </table:table-cell>
          <table:table-cell table:style-name="ce3" table:formula="of:=['Distance Matrix'.F2]" office:value-type="float" office:value="802" calcext:value-type="float">
            <text:p>802</text:p>
          </table:table-cell>
          <table:table-cell table:style-name="ce3" table:formula="of:=['Distance Matrix'.G2]" office:value-type="float" office:value="2915" calcext:value-type="float">
            <text:p>2915</text:p>
          </table:table-cell>
          <table:table-cell table:style-name="ce3" table:formula="of:=['Distance Matrix'.H2]" office:value-type="float" office:value="2934" calcext:value-type="float">
            <text:p>2934</text:p>
          </table:table-cell>
          <table:table-cell table:style-name="ce3" table:formula="of:=['Distance Matrix'.I2]" office:value-type="float" office:value="2786" calcext:value-type="float">
            <text:p>2786</text:p>
          </table:table-cell>
          <table:table-cell table:style-name="ce3" table:formula="of:=['Distance Matrix'.J2]" office:value-type="float" office:value="1771" calcext:value-type="float">
            <text:p>1771</text:p>
          </table:table-cell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1 C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3" table:number-columns-repeated="3"/>
          <table:table-cell table:style-name="ce3" table:formula="of:=['Distance Matrix'.E3]" office:value-type="float" office:value="1075" calcext:value-type="float">
            <text:p>1075</text:p>
          </table:table-cell>
          <table:table-cell table:style-name="ce3" table:formula="of:=['Distance Matrix'.F3]" office:value-type="float" office:value="671" calcext:value-type="float">
            <text:p>671</text:p>
          </table:table-cell>
          <table:table-cell table:style-name="ce3" table:formula="of:=['Distance Matrix'.G3]" office:value-type="float" office:value="2684" calcext:value-type="float">
            <text:p>2684</text:p>
          </table:table-cell>
          <table:table-cell table:style-name="ce3" table:formula="of:=['Distance Matrix'.H3]" office:value-type="float" office:value="2799" calcext:value-type="float">
            <text:p>2799</text:p>
          </table:table-cell>
          <table:table-cell table:style-name="ce3" table:formula="of:=['Distance Matrix'.I3]" office:value-type="float" office:value="2631" calcext:value-type="float">
            <text:p>2631</text:p>
          </table:table-cell>
          <table:table-cell table:style-name="ce3" table:formula="of:=['Distance Matrix'.J3]" office:value-type="float" office:value="1616" calcext:value-type="float">
            <text:p>1616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3" table:number-columns-repeated="4"/>
          <table:table-cell table:style-name="ce3" table:formula="of:=['Distance Matrix'.F4]" office:value-type="float" office:value="1329" calcext:value-type="float">
            <text:p>1329</text:p>
          </table:table-cell>
          <table:table-cell table:style-name="ce3" table:formula="of:=['Distance Matrix'.G4]" office:value-type="float" office:value="3273" calcext:value-type="float">
            <text:p>3273</text:p>
          </table:table-cell>
          <table:table-cell table:style-name="ce3" table:formula="of:=['Distance Matrix'.H4]" office:value-type="float" office:value="3053" calcext:value-type="float">
            <text:p>3053</text:p>
          </table:table-cell>
          <table:table-cell table:style-name="ce3" table:formula="of:=['Distance Matrix'.I4]" office:value-type="float" office:value="2687" calcext:value-type="float">
            <text:p>2687</text:p>
          </table:table-cell>
          <table:table-cell table:style-name="ce3" table:formula="of:=['Distance Matrix'.J4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3" table:number-columns-repeated="5"/>
          <table:table-cell table:style-name="ce3" table:formula="of:=['Distance Matrix'.G5]" office:value-type="float" office:value="2013" calcext:value-type="float">
            <text:p>2013</text:p>
          </table:table-cell>
          <table:table-cell table:style-name="ce3" table:formula="of:=['Distance Matrix'.H5]" office:value-type="float" office:value="2142" calcext:value-type="float">
            <text:p>2142</text:p>
          </table:table-cell>
          <table:table-cell table:style-name="ce3" table:formula="of:=['Distance Matrix'.I5]" office:value-type="float" office:value="2054" calcext:value-type="float">
            <text:p>2054</text:p>
          </table:table-cell>
          <table:table-cell table:style-name="ce3" table:formula="of:=['Distance Matrix'.J5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3" table:number-columns-repeated="6"/>
          <table:table-cell table:style-name="ce3" table:formula="of:=['Distance Matrix'.H6]" office:value-type="float" office:value="808" calcext:value-type="float">
            <text:p>808</text:p>
          </table:table-cell>
          <table:table-cell table:style-name="ce3" table:formula="of:=['Distance Matrix'.I6]" office:value-type="float" office:value="1131" calcext:value-type="float">
            <text:p>1131</text:p>
          </table:table-cell>
          <table:table-cell table:style-name="ce3" table:formula="of:=['Distance Matrix'.J6]" office:value-type="float" office:value="1307" calcext:value-type="float">
            <text:p>13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3" table:number-columns-repeated="7"/>
          <table:table-cell table:style-name="ce3" table:formula="of:=['Distance Matrix'.I7]" office:value-type="float" office:value="379" calcext:value-type="float">
            <text:p>379</text:p>
          </table:table-cell>
          <table:table-cell table:style-name="ce3" table:formula="of:=['Distance Matrix'.J7]" office:value-type="float" office:value="1235" calcext:value-type="float">
            <text:p>123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3" table:number-columns-repeated="8"/>
          <table:table-cell table:style-name="ce3" table:formula="of:=['Distance Matrix'.J8]" office:value-type="float" office:value="1059" calcext:value-type="float">
            <text:p>105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C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3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2"/>
          <table:table-cell table:style-name="ce5" table:formula="of:=MAX([.E2];[.E3])" office:value-type="float" office:value="429" calcext:value-type="float">
            <text:p>429</text:p>
          </table:table-cell>
          <table:table-cell table:style-name="ce5" table:formula="of:=MAX([.F2];[.F3])" office:value-type="float" office:value="1504" calcext:value-type="float">
            <text:p>1504</text:p>
          </table:table-cell>
          <table:table-cell table:style-name="ce5" table:formula="of:=MAX([.G2];[.G3])" office:value-type="float" office:value="963" calcext:value-type="float">
            <text:p>963</text:p>
          </table:table-cell>
          <table:table-cell table:style-name="ce5" table:formula="of:=MAX([.H2];[.H3])" office:value-type="float" office:value="2976" calcext:value-type="float">
            <text:p>2976</text:p>
          </table:table-cell>
          <table:table-cell table:style-name="ce5" table:formula="of:=MAX([.I2];[.I3])" office:value-type="float" office:value="3095" calcext:value-type="float">
            <text:p>3095</text:p>
          </table:table-cell>
          <table:table-cell table:style-name="ce5" table:formula="of:=MAX([.J2];[.J3])" office:value-type="float" office:value="2979" calcext:value-type="float">
            <text:p>2979</text:p>
          </table:table-cell>
          <table:table-cell table:style-name="ce5" table:formula="of:=MAX([.K2];[.K3])" office:value-type="float" office:value="1949" calcext:value-type="float">
            <text:p>1949</text:p>
          </table:table-cell>
          <table:table-cell/>
          <table:table-cell office:value-type="string" calcext:value-type="string">
            <text:p>MIN</text:p>
          </table:table-cell>
          <table:table-cell table:formula="of:=MIN([.C13:.K21])" office:value-type="float" office:value="379" calcext:value-type="float">
            <text:p>3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7 C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3"/>
          <table:table-cell table:style-name="ce5" table:formula="of:=[.F4]" office:value-type="float" office:value="1075" calcext:value-type="float">
            <text:p>1075</text:p>
          </table:table-cell>
          <table:table-cell table:style-name="ce5" table:formula="of:=[.G4]" office:value-type="float" office:value="671" calcext:value-type="float">
            <text:p>671</text:p>
          </table:table-cell>
          <table:table-cell table:style-name="ce5" table:formula="of:=[.H4]" office:value-type="float" office:value="2684" calcext:value-type="float">
            <text:p>2684</text:p>
          </table:table-cell>
          <table:table-cell table:style-name="ce5" table:formula="of:=[.I4]" office:value-type="float" office:value="2799" calcext:value-type="float">
            <text:p>2799</text:p>
          </table:table-cell>
          <table:table-cell table:style-name="ce5" table:formula="of:=[.J4]" office:value-type="float" office:value="2631" calcext:value-type="float">
            <text:p>2631</text:p>
          </table:table-cell>
          <table:table-cell table:style-name="ce5" table:formula="of:=[.K4]" office:value-type="float" office:value="1616" calcext:value-type="float">
            <text:p>1616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4 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4"/>
          <table:table-cell table:style-name="ce5" table:formula="of:=[.G5]" office:value-type="float" office:value="1329" calcext:value-type="float">
            <text:p>1329</text:p>
          </table:table-cell>
          <table:table-cell table:style-name="ce5" table:formula="of:=[.H5]" office:value-type="float" office:value="3273" calcext:value-type="float">
            <text:p>3273</text:p>
          </table:table-cell>
          <table:table-cell table:style-name="ce5" table:formula="of:=[.I5]" office:value-type="float" office:value="3053" calcext:value-type="float">
            <text:p>3053</text:p>
          </table:table-cell>
          <table:table-cell table:style-name="ce5" table:formula="of:=[.J5]" office:value-type="float" office:value="2687" calcext:value-type="float">
            <text:p>2687</text:p>
          </table:table-cell>
          <table:table-cell table:style-name="ce5" table:formula="of:=[.K5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5"/>
          <table:table-cell table:style-name="ce5" table:formula="of:=[.H6]" office:value-type="float" office:value="2013" calcext:value-type="float">
            <text:p>2013</text:p>
          </table:table-cell>
          <table:table-cell table:style-name="ce5" table:formula="of:=[.I6]" office:value-type="float" office:value="2142" calcext:value-type="float">
            <text:p>2142</text:p>
          </table:table-cell>
          <table:table-cell table:style-name="ce5" table:formula="of:=[.J6]" office:value-type="float" office:value="2054" calcext:value-type="float">
            <text:p>2054</text:p>
          </table:table-cell>
          <table:table-cell table:style-name="ce5" table:formula="of:=[.K6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[.I7]" office:value-type="float" office:value="808" calcext:value-type="float">
            <text:p>808</text:p>
          </table:table-cell>
          <table:table-cell table:style-name="ce5" table:formula="of:=[.J7]" office:value-type="float" office:value="1131" calcext:value-type="float">
            <text:p>1131</text:p>
          </table:table-cell>
          <table:table-cell table:style-name="ce5" table:formula="of:=[.K7]" office:value-type="float" office:value="1307" calcext:value-type="float">
            <text:p>13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7"/>
          <table:table-cell table:style-name="ce6" table:formula="of:=[.J8]" office:value-type="float" office:value="379" calcext:value-type="float">
            <text:p>379</text:p>
          </table:table-cell>
          <table:table-cell table:style-name="ce5" table:formula="of:=[.K8]" office:value-type="float" office:value="1235" calcext:value-type="float">
            <text:p>123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C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8"/>
          <table:table-cell table:style-name="ce5" table:formula="of:=[.K9]" office:value-type="float" office:value="1059" calcext:value-type="float">
            <text:p>1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2"/>
          <table:table-cell table:style-name="ce6" table:formula="of:=[.E13]" office:value-type="float" office:value="429" calcext:value-type="float">
            <text:p>429</text:p>
          </table:table-cell>
          <table:table-cell table:style-name="ce5" table:formula="of:=[.F13]" office:value-type="float" office:value="1504" calcext:value-type="float">
            <text:p>1504</text:p>
          </table:table-cell>
          <table:table-cell table:style-name="ce5" table:formula="of:=[.G13]" office:value-type="float" office:value="963" calcext:value-type="float">
            <text:p>963</text:p>
          </table:table-cell>
          <table:table-cell table:style-name="ce5" table:formula="of:=[.H13]" office:value-type="float" office:value="2976" calcext:value-type="float">
            <text:p>2976</text:p>
          </table:table-cell>
          <table:table-cell table:style-name="ce5" table:formula="of:=MAX([.I13];[.J13])" office:value-type="float" office:value="3095" calcext:value-type="float">
            <text:p>3095</text:p>
          </table:table-cell>
          <table:table-cell table:style-name="ce5"/>
          <table:table-cell table:style-name="ce5" table:formula="of:=[.K13]" office:value-type="float" office:value="1949" calcext:value-type="float">
            <text:p>1949</text:p>
          </table:table-cell>
          <table:table-cell/>
          <table:table-cell office:value-type="string" calcext:value-type="string">
            <text:p>MIN</text:p>
          </table:table-cell>
          <table:table-cell table:formula="of:=MIN([.C24:.K32])" office:value-type="float" office:value="429" calcext:value-type="float">
            <text:p>42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3 C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3"/>
          <table:table-cell table:style-name="ce5" table:formula="of:=[.F15]" office:value-type="float" office:value="1075" calcext:value-type="float">
            <text:p>1075</text:p>
          </table:table-cell>
          <table:table-cell table:style-name="ce5" table:formula="of:=[.G15]" office:value-type="float" office:value="671" calcext:value-type="float">
            <text:p>671</text:p>
          </table:table-cell>
          <table:table-cell table:style-name="ce5" table:formula="of:=[.H15]" office:value-type="float" office:value="2684" calcext:value-type="float">
            <text:p>2684</text:p>
          </table:table-cell>
          <table:table-cell table:style-name="ce5" table:formula="of:=MAX([.I15];[.J15])" office:value-type="float" office:value="2799" calcext:value-type="float">
            <text:p>2799</text:p>
          </table:table-cell>
          <table:table-cell table:style-name="ce5"/>
          <table:table-cell table:style-name="ce5" table:formula="of:=[.K15]" office:value-type="float" office:value="1616" calcext:value-type="float">
            <text:p>1616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4"/>
          <table:table-cell table:style-name="ce5" table:formula="of:=[.G16]" office:value-type="float" office:value="1329" calcext:value-type="float">
            <text:p>1329</text:p>
          </table:table-cell>
          <table:table-cell table:style-name="ce5" table:formula="of:=[.H16]" office:value-type="float" office:value="3273" calcext:value-type="float">
            <text:p>3273</text:p>
          </table:table-cell>
          <table:table-cell table:style-name="ce5" table:formula="of:=MAX([.I16];[.J16])" office:value-type="float" office:value="3053" calcext:value-type="float">
            <text:p>3053</text:p>
          </table:table-cell>
          <table:table-cell table:style-name="ce5"/>
          <table:table-cell table:style-name="ce5" table:formula="of:=[.K16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5"/>
          <table:table-cell table:style-name="ce5" table:formula="of:=[.H17]" office:value-type="float" office:value="2013" calcext:value-type="float">
            <text:p>2013</text:p>
          </table:table-cell>
          <table:table-cell table:style-name="ce5" table:formula="of:=MAX([.I17];[.J17])" office:value-type="float" office:value="2142" calcext:value-type="float">
            <text:p>2142</text:p>
          </table:table-cell>
          <table:table-cell table:style-name="ce5"/>
          <table:table-cell table:style-name="ce5" table:formula="of:=[.K17]" office:value-type="float" office:value="996" calcext:value-type="float">
            <text:p>99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MAX([.I18];[.J18])" office:value-type="float" office:value="1131" calcext:value-type="float">
            <text:p>1131</text:p>
          </table:table-cell>
          <table:table-cell table:style-name="ce5"/>
          <table:table-cell table:style-name="ce5" table:formula="of:=[.K18]" office:value-type="float" office:value="1307" calcext:value-type="float">
            <text:p>130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1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8"/>
          <table:table-cell table:style-name="ce5" table:formula="of:=MAX([.K19];[.K20])" office:value-type="float" office:value="1235" calcext:value-type="float">
            <text:p>12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MAX([.F24];[.F26])" office:value-type="float" office:value="1504" calcext:value-type="float">
            <text:p>1504</text:p>
          </table:table-cell>
          <table:table-cell table:style-name="ce6" table:formula="of:=MAX([.G24];[.G26])" office:value-type="float" office:value="963" calcext:value-type="float">
            <text:p>963</text:p>
          </table:table-cell>
          <table:table-cell table:style-name="ce5" table:formula="of:=MAX([.H24];[.H26])" office:value-type="float" office:value="2976" calcext:value-type="float">
            <text:p>2976</text:p>
          </table:table-cell>
          <table:table-cell table:style-name="ce5" table:formula="of:=MAX([.I24];[.I26])" office:value-type="float" office:value="3095" calcext:value-type="float">
            <text:p>3095</text:p>
          </table:table-cell>
          <table:table-cell table:style-name="ce5"/>
          <table:table-cell table:style-name="ce5" table:formula="of:=MAX([.K24];[.K26])" office:value-type="float" office:value="1949" calcext:value-type="float">
            <text:p>1949</text:p>
          </table:table-cell>
          <table:table-cell/>
          <table:table-cell office:value-type="string" calcext:value-type="string">
            <text:p>MIN</text:p>
          </table:table-cell>
          <table:table-cell table:formula="of:=MIN([.C35:.K43])" office:value-type="float" office:value="963" calcext:value-type="float">
            <text:p>9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5 C1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1 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4"/>
          <table:table-cell table:style-name="ce5" table:formula="of:=[.G27]" office:value-type="float" office:value="1329" calcext:value-type="float">
            <text:p>1329</text:p>
          </table:table-cell>
          <table:table-cell table:style-name="ce5" table:formula="of:=[.H27]" office:value-type="float" office:value="3273" calcext:value-type="float">
            <text:p>3273</text:p>
          </table:table-cell>
          <table:table-cell table:style-name="ce5" table:formula="of:=[.I27]" office:value-type="float" office:value="3053" calcext:value-type="float">
            <text:p>3053</text:p>
          </table:table-cell>
          <table:table-cell table:style-name="ce5"/>
          <table:table-cell table:style-name="ce5" table:formula="of:=[.K27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5"/>
          <table:table-cell table:style-name="ce5" table:formula="of:=[.H28]" office:value-type="float" office:value="2013" calcext:value-type="float">
            <text:p>2013</text:p>
          </table:table-cell>
          <table:table-cell table:style-name="ce5" table:formula="of:=[.I28]" office:value-type="float" office:value="2142" calcext:value-type="float">
            <text:p>2142</text:p>
          </table:table-cell>
          <table:table-cell table:style-name="ce5"/>
          <table:table-cell table:style-name="ce7" office:value-type="float" office:value="1329" calcext:value-type="float">
            <text:p>132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12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[.I29]" office:value-type="float" office:value="1131" calcext:value-type="float">
            <text:p>1131</text:p>
          </table:table-cell>
          <table:table-cell table:style-name="ce5"/>
          <table:table-cell table:style-name="ce5" table:formula="of:=[.K29]" office:value-type="float" office:value="1307" calcext:value-type="float">
            <text:p>13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8"/>
          <table:table-cell table:style-name="ce5" table:formula="of:=[.K30]" office:value-type="float" office:value="1235" calcext:value-type="float">
            <text:p>12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MAX([.F35];[.G38])" office:value-type="float" office:value="1504" calcext:value-type="float">
            <text:p>1504</text:p>
          </table:table-cell>
          <table:table-cell table:style-name="ce5"/>
          <table:table-cell table:style-name="ce5" table:formula="of:=MAX([.H35];[.H39])" office:value-type="float" office:value="2976" calcext:value-type="float">
            <text:p>2976</text:p>
          </table:table-cell>
          <table:table-cell table:style-name="ce5" table:formula="of:=MAX([.I35];[.I39])" office:value-type="float" office:value="3095" calcext:value-type="float">
            <text:p>3095</text:p>
          </table:table-cell>
          <table:table-cell table:style-name="ce5"/>
          <table:table-cell table:style-name="ce5" table:formula="of:=MAX([.K35];[.K39])" office:value-type="float" office:value="1949" calcext:value-type="float">
            <text:p>1949</text:p>
          </table:table-cell>
          <table:table-cell/>
          <table:table-cell office:value-type="string" calcext:value-type="string">
            <text:p>MIN</text:p>
          </table:table-cell>
          <table:table-cell table:formula="of:=MIN([.C46:.K54])" office:value-type="float" office:value="1131" calcext:value-type="float">
            <text:p>11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6 C7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1 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12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5"/>
          <table:table-cell table:style-name="ce5" table:formula="of:=[.H38]" office:value-type="float" office:value="3273" calcext:value-type="float">
            <text:p>3273</text:p>
          </table:table-cell>
          <table:table-cell table:style-name="ce5" table:formula="of:=[.I38]" office:value-type="float" office:value="3053" calcext:value-type="float">
            <text:p>3053</text:p>
          </table:table-cell>
          <table:table-cell table:style-name="ce5"/>
          <table:table-cell table:style-name="ce5" table:formula="of:=[.K38]" office:value-type="float" office:value="2037" calcext:value-type="float">
            <text:p>20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6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6" table:formula="of:=[.I40]" office:value-type="float" office:value="1131" calcext:value-type="float">
            <text:p>1131</text:p>
          </table:table-cell>
          <table:table-cell table:style-name="ce5"/>
          <table:table-cell table:style-name="ce5" table:formula="of:=[.K40]" office:value-type="float" office:value="1307" calcext:value-type="float">
            <text:p>1307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8"/>
          <table:table-cell table:style-name="ce5" table:formula="of:=[.K41]" office:value-type="float" office:value="1235" calcext:value-type="float">
            <text:p>12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[.F46]" office:value-type="float" office:value="1504" calcext:value-type="float">
            <text:p>1504</text:p>
          </table:table-cell>
          <table:table-cell table:style-name="ce5"/>
          <table:table-cell table:style-name="ce5" table:formula="of:=MAX([.H46];[.I46])" office:value-type="float" office:value="3095" calcext:value-type="float">
            <text:p>3095</text:p>
          </table:table-cell>
          <table:table-cell table:style-name="ce5" table:number-columns-repeated="2"/>
          <table:table-cell table:style-name="ce5" table:formula="of:=[.K46]" office:value-type="float" office:value="1949" calcext:value-type="float">
            <text:p>1949</text:p>
          </table:table-cell>
          <table:table-cell/>
          <table:table-cell office:value-type="string" calcext:value-type="string">
            <text:p>MIN</text:p>
          </table:table-cell>
          <table:table-cell table:formula="of:=MIN([.C57:.K65])" office:value-type="float" office:value="1307" calcext:value-type="float">
            <text:p>130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9 C67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12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1 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67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5"/>
          <table:table-cell table:style-name="ce5" table:formula="of:=MAX([.H49];[.I49])" office:value-type="float" office:value="3273" calcext:value-type="float">
            <text:p>3273</text:p>
          </table:table-cell>
          <table:table-cell table:style-name="ce5" table:number-columns-repeated="2"/>
          <table:table-cell table:style-name="ce5" table:formula="of:=[.K49]" office:value-type="float" office:value="2037" calcext:value-type="float">
            <text:p>2037</text:p>
          </table:table-cell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8"/>
          <table:table-cell table:style-name="ce6" table:formula="of:=MAX([.K51];[.K52])" office:value-type="float" office:value="1307" calcext:value-type="float">
            <text:p>13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6" table:formula="of:=[.F57]" office:value-type="float" office:value="1504" calcext:value-type="float">
            <text:p>1504</text:p>
          </table:table-cell>
          <table:table-cell table:style-name="ce5"/>
          <table:table-cell table:style-name="ce5" table:formula="of:=MAX([.H57];[.K57])" office:value-type="float" office:value="3095" calcext:value-type="float">
            <text:p>3095</text:p>
          </table:table-cell>
          <table:table-cell table:style-name="ce5" table:number-columns-repeated="3"/>
          <table:table-cell/>
          <table:table-cell office:value-type="string" calcext:value-type="string">
            <text:p>MIN</text:p>
          </table:table-cell>
          <table:table-cell table:formula="of:=MIN([.C68:.K76])" office:value-type="float" office:value="1504" calcext:value-type="float">
            <text:p>15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67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4 C123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123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1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5"/>
          <table:table-cell table:style-name="ce5" table:formula="of:=MAX([.H60];[.K60])" office:value-type="float" office:value="3273" calcext:value-type="float">
            <text:p>3273</text:p>
          </table:table-cell>
          <table:table-cell table:style-name="ce5" table:number-columns-repeated="3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CLUSTE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5"/>
          <table:table-cell table:style-name="ce6" table:formula="of:=MAX([.H68];[.H71])" office:value-type="float" office:value="3273" calcext:value-type="float">
            <text:p>3273</text:p>
          </table:table-cell>
          <table:table-cell table:style-name="ce5" table:number-columns-repeated="3"/>
          <table:table-cell/>
          <table:table-cell office:value-type="string" calcext:value-type="string">
            <text:p>MIN</text:p>
          </table:table-cell>
          <table:table-cell table:formula="of:=MIN([.C79:.K87])" office:value-type="float" office:value="3273" calcext:value-type="float">
            <text:p>327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1234567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IN</text:p>
          </table:table-cell>
          <table:table-cell office:value-type="string" calcext:value-type="string">
            <text:p>C6789 C123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0 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/>
          <table:table-cell table:style-name="ce9" table:number-columns-repeated="2"/>
          <table:table-cell table:style-name="ce1" table:number-columns-repeated="1007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erarchical, Singl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ce2"/>
        <table:table-column table:style-name="co1" table:default-cell-style-name="Default"/>
        <table:table-column table:style-name="co3" table:number-columns-repeated="2" table:default-cell-style-name="ce8"/>
        <table:table-column table:style-name="co1" table:number-columns-repeated="1010" table:default-cell-style-name="Default"/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3"/>
          <table:table-cell table:style-name="ce10" table:formula="of:=-['Distance Matrix'.C1]" office:value-type="float" office:value="-206" calcext:value-type="float">
            <text:p>-206</text:p>
          </table:table-cell>
          <table:table-cell table:style-name="ce5" table:formula="of:=-['Distance Matrix'.D1]" office:value-type="float" office:value="-429" calcext:value-type="float">
            <text:p>-429</text:p>
          </table:table-cell>
          <table:table-cell table:style-name="ce5" table:formula="of:=-['Distance Matrix'.E1]" office:value-type="float" office:value="-1504" calcext:value-type="float">
            <text:p>-1504</text:p>
          </table:table-cell>
          <table:table-cell table:style-name="ce5" table:formula="of:=-['Distance Matrix'.F1]" office:value-type="float" office:value="-963" calcext:value-type="float">
            <text:p>-963</text:p>
          </table:table-cell>
          <table:table-cell table:style-name="ce5" table:formula="of:=-['Distance Matrix'.G1]" office:value-type="float" office:value="-2976" calcext:value-type="float">
            <text:p>-2976</text:p>
          </table:table-cell>
          <table:table-cell table:style-name="ce5" table:formula="of:=-['Distance Matrix'.H1]" office:value-type="float" office:value="-3095" calcext:value-type="float">
            <text:p>-3095</text:p>
          </table:table-cell>
          <table:table-cell table:style-name="ce5" table:formula="of:=-['Distance Matrix'.I1]" office:value-type="float" office:value="-2979" calcext:value-type="float">
            <text:p>-2979</text:p>
          </table:table-cell>
          <table:table-cell table:style-name="ce5" table:formula="of:=-['Distance Matrix'.J1]" office:value-type="float" office:value="-1949" calcext:value-type="float">
            <text:p>-1949</text:p>
          </table:table-cell>
          <table:table-cell/>
          <table:table-cell office:value-type="string" calcext:value-type="string">
            <text:p>MAX</text:p>
          </table:table-cell>
          <table:table-cell table:formula="of:=MAX([.C2:.K10])" office:value-type="float" office:value="-206" calcext:value-type="float">
            <text:p>-2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3"/>
          <table:table-cell table:style-name="ce5"/>
          <table:table-cell table:style-name="ce5" table:formula="of:=-['Distance Matrix'.D2]" office:value-type="float" office:value="-233" calcext:value-type="float">
            <text:p>-233</text:p>
          </table:table-cell>
          <table:table-cell table:style-name="ce5" table:formula="of:=-['Distance Matrix'.E2]" office:value-type="float" office:value="-1308" calcext:value-type="float">
            <text:p>-1308</text:p>
          </table:table-cell>
          <table:table-cell table:style-name="ce5" table:formula="of:=-['Distance Matrix'.F2]" office:value-type="float" office:value="-802" calcext:value-type="float">
            <text:p>-802</text:p>
          </table:table-cell>
          <table:table-cell table:style-name="ce5" table:formula="of:=-['Distance Matrix'.G2]" office:value-type="float" office:value="-2915" calcext:value-type="float">
            <text:p>-2915</text:p>
          </table:table-cell>
          <table:table-cell table:style-name="ce5" table:formula="of:=-['Distance Matrix'.H2]" office:value-type="float" office:value="-2934" calcext:value-type="float">
            <text:p>-2934</text:p>
          </table:table-cell>
          <table:table-cell table:style-name="ce5" table:formula="of:=-['Distance Matrix'.I2]" office:value-type="float" office:value="-2786" calcext:value-type="float">
            <text:p>-2786</text:p>
          </table:table-cell>
          <table:table-cell table:style-name="ce5" table:formula="of:=-['Distance Matrix'.J2]" office:value-type="float" office:value="-1771" calcext:value-type="float">
            <text:p>-1771</text:p>
          </table:table-cell>
          <table:table-cell/>
          <table:table-cell office:value-type="string" calcext:value-type="string">
            <text:p>ARGMAX</text:p>
          </table:table-cell>
          <table:table-cell office:value-type="string" calcext:value-type="string">
            <text:p>C1, C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3"/>
          <table:table-cell table:style-name="ce5" table:number-columns-repeated="2"/>
          <table:table-cell table:style-name="ce5" table:formula="of:=-['Distance Matrix'.E3]" office:value-type="float" office:value="-1075" calcext:value-type="float">
            <text:p>-1075</text:p>
          </table:table-cell>
          <table:table-cell table:style-name="ce5" table:formula="of:=-['Distance Matrix'.F3]" office:value-type="float" office:value="-671" calcext:value-type="float">
            <text:p>-671</text:p>
          </table:table-cell>
          <table:table-cell table:style-name="ce5" table:formula="of:=-['Distance Matrix'.G3]" office:value-type="float" office:value="-2684" calcext:value-type="float">
            <text:p>-2684</text:p>
          </table:table-cell>
          <table:table-cell table:style-name="ce5" table:formula="of:=-['Distance Matrix'.H3]" office:value-type="float" office:value="-2799" calcext:value-type="float">
            <text:p>-2799</text:p>
          </table:table-cell>
          <table:table-cell table:style-name="ce5" table:formula="of:=-['Distance Matrix'.I3]" office:value-type="float" office:value="-2631" calcext:value-type="float">
            <text:p>-2631</text:p>
          </table:table-cell>
          <table:table-cell table:style-name="ce5" table:formula="of:=-['Distance Matrix'.J3]" office:value-type="float" office:value="-1616" calcext:value-type="float">
            <text:p>-16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3"/>
          <table:table-cell table:style-name="ce5" table:number-columns-repeated="3"/>
          <table:table-cell table:style-name="ce5" table:formula="of:=-['Distance Matrix'.F4]" office:value-type="float" office:value="-1329" calcext:value-type="float">
            <text:p>-1329</text:p>
          </table:table-cell>
          <table:table-cell table:style-name="ce5" table:formula="of:=-['Distance Matrix'.G4]" office:value-type="float" office:value="-3273" calcext:value-type="float">
            <text:p>-3273</text:p>
          </table:table-cell>
          <table:table-cell table:style-name="ce5" table:formula="of:=-['Distance Matrix'.H4]" office:value-type="float" office:value="-3053" calcext:value-type="float">
            <text:p>-3053</text:p>
          </table:table-cell>
          <table:table-cell table:style-name="ce5" table:formula="of:=-['Distance Matrix'.I4]" office:value-type="float" office:value="-2687" calcext:value-type="float">
            <text:p>-2687</text:p>
          </table:table-cell>
          <table:table-cell table:style-name="ce5" table:formula="of:=-['Distance Matrix'.J4]" office:value-type="float" office:value="-2037" calcext:value-type="float">
            <text:p>-2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3"/>
          <table:table-cell table:style-name="ce5" table:number-columns-repeated="4"/>
          <table:table-cell table:style-name="ce5" table:formula="of:=-['Distance Matrix'.G5]" office:value-type="float" office:value="-2013" calcext:value-type="float">
            <text:p>-2013</text:p>
          </table:table-cell>
          <table:table-cell table:style-name="ce5" table:formula="of:=-['Distance Matrix'.H5]" office:value-type="float" office:value="-2142" calcext:value-type="float">
            <text:p>-2142</text:p>
          </table:table-cell>
          <table:table-cell table:style-name="ce5" table:formula="of:=-['Distance Matrix'.I5]" office:value-type="float" office:value="-2054" calcext:value-type="float">
            <text:p>-2054</text:p>
          </table:table-cell>
          <table:table-cell table:style-name="ce5" table:formula="of:=-['Distance Matrix'.J5]" office:value-type="float" office:value="-996" calcext:value-type="float">
            <text:p>-9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3"/>
          <table:table-cell table:style-name="ce5" table:number-columns-repeated="5"/>
          <table:table-cell table:style-name="ce5" table:formula="of:=-['Distance Matrix'.H6]" office:value-type="float" office:value="-808" calcext:value-type="float">
            <text:p>-808</text:p>
          </table:table-cell>
          <table:table-cell table:style-name="ce5" table:formula="of:=-['Distance Matrix'.I6]" office:value-type="float" office:value="-1131" calcext:value-type="float">
            <text:p>-1131</text:p>
          </table:table-cell>
          <table:table-cell table:style-name="ce5" table:formula="of:=-['Distance Matrix'.J6]" office:value-type="float" office:value="-1307" calcext:value-type="float">
            <text:p>-13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3"/>
          <table:table-cell table:style-name="ce5" table:number-columns-repeated="6"/>
          <table:table-cell table:style-name="ce5" table:formula="of:=-['Distance Matrix'.I7]" office:value-type="float" office:value="-379" calcext:value-type="float">
            <text:p>-379</text:p>
          </table:table-cell>
          <table:table-cell table:style-name="ce5" table:formula="of:=-['Distance Matrix'.J7]" office:value-type="float" office:value="-1235" calcext:value-type="float">
            <text:p>-12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3"/>
          <table:table-cell table:style-name="ce5" table:number-columns-repeated="7"/>
          <table:table-cell table:style-name="ce5" table:formula="of:=-['Distance Matrix'.J8]" office:value-type="float" office:value="-1059" calcext:value-type="float">
            <text:p>-1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3"/>
          <table:table-cell table:style-name="ce5" table:number-columns-repeated="8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2"/>
          <table:table-cell table:style-name="ce5" table:formula="of:=MIN([.E2];[.E3])" office:value-type="float" office:value="-429" calcext:value-type="float">
            <text:p>-429</text:p>
          </table:table-cell>
          <table:table-cell table:style-name="ce5" table:formula="of:=MIN([.F2];[.F3])" office:value-type="float" office:value="-1504" calcext:value-type="float">
            <text:p>-1504</text:p>
          </table:table-cell>
          <table:table-cell table:style-name="ce5" table:formula="of:=MIN([.G2];[.G3])" office:value-type="float" office:value="-963" calcext:value-type="float">
            <text:p>-963</text:p>
          </table:table-cell>
          <table:table-cell table:style-name="ce5" table:formula="of:=MIN([.H2];[.H3])" office:value-type="float" office:value="-2976" calcext:value-type="float">
            <text:p>-2976</text:p>
          </table:table-cell>
          <table:table-cell table:style-name="ce5" table:formula="of:=MIN([.I2];[.I3])" office:value-type="float" office:value="-3095" calcext:value-type="float">
            <text:p>-3095</text:p>
          </table:table-cell>
          <table:table-cell table:style-name="ce5" table:formula="of:=MIN([.J2];[.J3])" office:value-type="float" office:value="-2979" calcext:value-type="float">
            <text:p>-2979</text:p>
          </table:table-cell>
          <table:table-cell table:style-name="ce5" table:formula="of:=MIN([.K2];[.K3])" office:value-type="float" office:value="-1949" calcext:value-type="float">
            <text:p>-1949</text:p>
          </table:table-cell>
          <table:table-cell/>
          <table:table-cell office:value-type="string" calcext:value-type="string">
            <text:p>MAX</text:p>
          </table:table-cell>
          <table:table-cell table:formula="of:=MAX([.C13:.K21])" office:value-type="float" office:value="-379" calcext:value-type="float">
            <text:p>-3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AX</text:p>
          </table:table-cell>
          <table:table-cell office:value-type="string" calcext:value-type="string">
            <text:p>C7, C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3"/>
          <table:table-cell table:style-name="ce5" table:formula="of:=[.F4]" office:value-type="float" office:value="-1075" calcext:value-type="float">
            <text:p>-1075</text:p>
          </table:table-cell>
          <table:table-cell table:style-name="ce5" table:formula="of:=[.G4]" office:value-type="float" office:value="-671" calcext:value-type="float">
            <text:p>-671</text:p>
          </table:table-cell>
          <table:table-cell table:style-name="ce5" table:formula="of:=[.H4]" office:value-type="float" office:value="-2684" calcext:value-type="float">
            <text:p>-2684</text:p>
          </table:table-cell>
          <table:table-cell table:style-name="ce5" table:formula="of:=[.I4]" office:value-type="float" office:value="-2799" calcext:value-type="float">
            <text:p>-2799</text:p>
          </table:table-cell>
          <table:table-cell table:style-name="ce5" table:formula="of:=[.J4]" office:value-type="float" office:value="-2631" calcext:value-type="float">
            <text:p>-2631</text:p>
          </table:table-cell>
          <table:table-cell table:style-name="ce5" table:formula="of:=[.K4]" office:value-type="float" office:value="-1616" calcext:value-type="float">
            <text:p>-16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4"/>
          <table:table-cell table:style-name="ce5" table:formula="of:=[.G5]" office:value-type="float" office:value="-1329" calcext:value-type="float">
            <text:p>-1329</text:p>
          </table:table-cell>
          <table:table-cell table:style-name="ce5" table:formula="of:=[.H5]" office:value-type="float" office:value="-3273" calcext:value-type="float">
            <text:p>-3273</text:p>
          </table:table-cell>
          <table:table-cell table:style-name="ce5" table:formula="of:=[.I5]" office:value-type="float" office:value="-3053" calcext:value-type="float">
            <text:p>-3053</text:p>
          </table:table-cell>
          <table:table-cell table:style-name="ce5" table:formula="of:=[.J5]" office:value-type="float" office:value="-2687" calcext:value-type="float">
            <text:p>-2687</text:p>
          </table:table-cell>
          <table:table-cell table:style-name="ce5" table:formula="of:=[.K5]" office:value-type="float" office:value="-2037" calcext:value-type="float">
            <text:p>-2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5"/>
          <table:table-cell table:style-name="ce5" table:formula="of:=[.H6]" office:value-type="float" office:value="-2013" calcext:value-type="float">
            <text:p>-2013</text:p>
          </table:table-cell>
          <table:table-cell table:style-name="ce5" table:formula="of:=[.I6]" office:value-type="float" office:value="-2142" calcext:value-type="float">
            <text:p>-2142</text:p>
          </table:table-cell>
          <table:table-cell table:style-name="ce5" table:formula="of:=[.J6]" office:value-type="float" office:value="-2054" calcext:value-type="float">
            <text:p>-2054</text:p>
          </table:table-cell>
          <table:table-cell table:style-name="ce5" table:formula="of:=[.K6]" office:value-type="float" office:value="-996" calcext:value-type="float">
            <text:p>-9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[.I7]" office:value-type="float" office:value="-808" calcext:value-type="float">
            <text:p>-808</text:p>
          </table:table-cell>
          <table:table-cell table:style-name="ce5" table:formula="of:=[.J7]" office:value-type="float" office:value="-1131" calcext:value-type="float">
            <text:p>-1131</text:p>
          </table:table-cell>
          <table:table-cell table:style-name="ce5" table:formula="of:=[.K7]" office:value-type="float" office:value="-1307" calcext:value-type="float">
            <text:p>-13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7"/>
          <table:table-cell table:style-name="ce10" table:formula="of:=[.J8]" office:value-type="float" office:value="-379" calcext:value-type="float">
            <text:p>-379</text:p>
          </table:table-cell>
          <table:table-cell table:style-name="ce5" table:formula="of:=[.K8]" office:value-type="float" office:value="-1235" calcext:value-type="float">
            <text:p>-12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8"/>
          <table:table-cell table:style-name="ce5" table:formula="of:=[.K9]" office:value-type="float" office:value="-1059" calcext:value-type="float">
            <text:p>-1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2"/>
          <table:table-cell table:style-name="ce10" table:formula="of:=[.E13]" office:value-type="float" office:value="-429" calcext:value-type="float">
            <text:p>-429</text:p>
          </table:table-cell>
          <table:table-cell table:style-name="ce5" table:formula="of:=[.F13]" office:value-type="float" office:value="-1504" calcext:value-type="float">
            <text:p>-1504</text:p>
          </table:table-cell>
          <table:table-cell table:style-name="ce5" table:formula="of:=[.G13]" office:value-type="float" office:value="-963" calcext:value-type="float">
            <text:p>-963</text:p>
          </table:table-cell>
          <table:table-cell table:style-name="ce5" table:formula="of:=[.H13]" office:value-type="float" office:value="-2976" calcext:value-type="float">
            <text:p>-2976</text:p>
          </table:table-cell>
          <table:table-cell table:style-name="ce5" table:formula="of:=MIN([.I2];[.I3];[.J2];[.J3])" office:value-type="float" office:value="-3095" calcext:value-type="float">
            <text:p>-3095</text:p>
          </table:table-cell>
          <table:table-cell table:style-name="ce5"/>
          <table:table-cell table:style-name="ce5" table:formula="of:=[.K13]" office:value-type="float" office:value="-1949" calcext:value-type="float">
            <text:p>-1949</text:p>
          </table:table-cell>
          <table:table-cell/>
          <table:table-cell office:value-type="string" calcext:value-type="string">
            <text:p>MAX</text:p>
          </table:table-cell>
          <table:table-cell table:formula="of:=MAX([.C24:.K32])" office:value-type="float" office:value="-429" calcext:value-type="float">
            <text:p>-4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AX</text:p>
          </table:table-cell>
          <table:table-cell office:value-type="string" calcext:value-type="string">
            <text:p>C12, C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3"/>
          <table:table-cell table:style-name="ce5" table:formula="of:=[.F15]" office:value-type="float" office:value="-1075" calcext:value-type="float">
            <text:p>-1075</text:p>
          </table:table-cell>
          <table:table-cell table:style-name="ce5" table:formula="of:=[.G15]" office:value-type="float" office:value="-671" calcext:value-type="float">
            <text:p>-671</text:p>
          </table:table-cell>
          <table:table-cell table:style-name="ce5" table:formula="of:=[.H15]" office:value-type="float" office:value="-2684" calcext:value-type="float">
            <text:p>-2684</text:p>
          </table:table-cell>
          <table:table-cell table:style-name="ce5" table:formula="of:=MIN([.I4];[.J4])" office:value-type="float" office:value="-2799" calcext:value-type="float">
            <text:p>-2799</text:p>
          </table:table-cell>
          <table:table-cell table:style-name="ce5"/>
          <table:table-cell table:style-name="ce5" table:formula="of:=[.K15]" office:value-type="float" office:value="-1616" calcext:value-type="float">
            <text:p>-16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4"/>
          <table:table-cell table:style-name="ce5" table:formula="of:=[.G16]" office:value-type="float" office:value="-1329" calcext:value-type="float">
            <text:p>-1329</text:p>
          </table:table-cell>
          <table:table-cell table:style-name="ce5" table:formula="of:=[.H16]" office:value-type="float" office:value="-3273" calcext:value-type="float">
            <text:p>-3273</text:p>
          </table:table-cell>
          <table:table-cell table:style-name="ce5" table:formula="of:=MIN([.I5];[.J5])" office:value-type="float" office:value="-3053" calcext:value-type="float">
            <text:p>-3053</text:p>
          </table:table-cell>
          <table:table-cell table:style-name="ce5"/>
          <table:table-cell table:style-name="ce5" table:formula="of:=[.K16]" office:value-type="float" office:value="-2037" calcext:value-type="float">
            <text:p>-2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5"/>
          <table:table-cell table:style-name="ce5" table:formula="of:=[.H17]" office:value-type="float" office:value="-2013" calcext:value-type="float">
            <text:p>-2013</text:p>
          </table:table-cell>
          <table:table-cell table:style-name="ce5" table:formula="of:=MIN([.I6];[.J6])" office:value-type="float" office:value="-2142" calcext:value-type="float">
            <text:p>-2142</text:p>
          </table:table-cell>
          <table:table-cell table:style-name="ce5"/>
          <table:table-cell table:style-name="ce5" table:formula="of:=[.K17]" office:value-type="float" office:value="-996" calcext:value-type="float">
            <text:p>-9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MIN([.I7];[.J7])" office:value-type="float" office:value="-1131" calcext:value-type="float">
            <text:p>-1131</text:p>
          </table:table-cell>
          <table:table-cell table:style-name="ce5"/>
          <table:table-cell table:style-name="ce5" table:formula="of:=[.K18]" office:value-type="float" office:value="-1307" calcext:value-type="float">
            <text:p>-13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8"/>
          <table:table-cell table:style-name="ce5" table:formula="of:=MIN([.K8];[.K9])" office:value-type="float" office:value="-1235" calcext:value-type="float">
            <text:p>-12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MIN([.F2];[.F3];[.F4])" office:value-type="float" office:value="-1504" calcext:value-type="float">
            <text:p>-1504</text:p>
          </table:table-cell>
          <table:table-cell table:style-name="ce10" table:formula="of:=MIN([.G2];[.G3];[.G4])" office:value-type="float" office:value="-963" calcext:value-type="float">
            <text:p>-963</text:p>
          </table:table-cell>
          <table:table-cell table:style-name="ce5" table:formula="of:=MIN([.H2];[.H3];[.H4])" office:value-type="float" office:value="-2976" calcext:value-type="float">
            <text:p>-2976</text:p>
          </table:table-cell>
          <table:table-cell table:style-name="ce5" table:formula="of:=MIN([.I2];[.I3];[.I4];[.J2];[.J3];[.J4])" office:value-type="float" office:value="-3095" calcext:value-type="float">
            <text:p>-3095</text:p>
          </table:table-cell>
          <table:table-cell table:style-name="ce5"/>
          <table:table-cell table:style-name="ce5" table:formula="of:=MIN([.K2];[.K3];[.K4])" office:value-type="float" office:value="-1949" calcext:value-type="float">
            <text:p>-1949</text:p>
          </table:table-cell>
          <table:table-cell/>
          <table:table-cell office:value-type="string" calcext:value-type="string">
            <text:p>MAX</text:p>
          </table:table-cell>
          <table:table-cell table:formula="of:=MAX([.C35:.K43])" office:value-type="float" office:value="-963" calcext:value-type="float">
            <text:p>-9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AX</text:p>
          </table:table-cell>
          <table:table-cell office:value-type="string" calcext:value-type="string">
            <text:p>C123, C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4"/>
          <table:table-cell table:style-name="ce5" table:formula="of:=[.G27]" office:value-type="float" office:value="-1329" calcext:value-type="float">
            <text:p>-1329</text:p>
          </table:table-cell>
          <table:table-cell table:style-name="ce5" table:formula="of:=[.H27]" office:value-type="float" office:value="-3273" calcext:value-type="float">
            <text:p>-3273</text:p>
          </table:table-cell>
          <table:table-cell table:style-name="ce5" table:formula="of:=[.I26]" office:value-type="float" office:value="-2799" calcext:value-type="float">
            <text:p>-2799</text:p>
          </table:table-cell>
          <table:table-cell table:style-name="ce5"/>
          <table:table-cell table:style-name="ce5" table:formula="of:=[.K27]" office:value-type="float" office:value="-2037" calcext:value-type="float">
            <text:p>-2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5"/>
          <table:table-cell table:style-name="ce5" table:formula="of:=[.H28]" office:value-type="float" office:value="-2013" calcext:value-type="float">
            <text:p>-2013</text:p>
          </table:table-cell>
          <table:table-cell table:style-name="ce5" table:formula="of:=[.I27]" office:value-type="float" office:value="-3053" calcext:value-type="float">
            <text:p>-3053</text:p>
          </table:table-cell>
          <table:table-cell table:style-name="ce5"/>
          <table:table-cell table:style-name="ce5" table:formula="of:=[.K28]" office:value-type="float" office:value="-996" calcext:value-type="float">
            <text:p>-9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[.I28]" office:value-type="float" office:value="-2142" calcext:value-type="float">
            <text:p>-2142</text:p>
          </table:table-cell>
          <table:table-cell table:style-name="ce5"/>
          <table:table-cell table:style-name="ce5" table:formula="of:=[.K29]" office:value-type="float" office:value="-1307" calcext:value-type="float">
            <text:p>-13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8"/>
          <table:table-cell table:style-name="ce5" table:formula="of:=[.K30]" office:value-type="float" office:value="-1235" calcext:value-type="float">
            <text:p>-12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5" table:formula="of:=MIN([.F35];[.G38])" office:value-type="float" office:value="-1504" calcext:value-type="float">
            <text:p>-1504</text:p>
          </table:table-cell>
          <table:table-cell table:style-name="ce5"/>
          <table:table-cell table:style-name="ce5" table:formula="of:=MIN([.H35];[.H39])" office:value-type="float" office:value="-2976" calcext:value-type="float">
            <text:p>-2976</text:p>
          </table:table-cell>
          <table:table-cell table:style-name="ce5" table:formula="of:=MIN([.I35];[.I39])" office:value-type="float" office:value="-3095" calcext:value-type="float">
            <text:p>-3095</text:p>
          </table:table-cell>
          <table:table-cell table:style-name="ce5"/>
          <table:table-cell table:style-name="ce5" table:formula="of:=MIN([.K35];[.K39])" office:value-type="float" office:value="-1949" calcext:value-type="float">
            <text:p>-1949</text:p>
          </table:table-cell>
          <table:table-cell/>
          <table:table-cell office:value-type="string" calcext:value-type="string">
            <text:p>MAX</text:p>
          </table:table-cell>
          <table:table-cell table:formula="of:=MAX([.C46:.K54])" office:value-type="float" office:value="-1235" calcext:value-type="float">
            <text:p>-12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AX</text:p>
          </table:table-cell>
          <table:table-cell office:value-type="string" calcext:value-type="string">
            <text:p>C78, C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5"/>
          <table:table-cell table:style-name="ce5" table:formula="of:=[.H38]" office:value-type="float" office:value="-3273" calcext:value-type="float">
            <text:p>-3273</text:p>
          </table:table-cell>
          <table:table-cell table:style-name="ce5" table:formula="of:=[.I38]" office:value-type="float" office:value="-2799" calcext:value-type="float">
            <text:p>-2799</text:p>
          </table:table-cell>
          <table:table-cell table:style-name="ce5"/>
          <table:table-cell table:style-name="ce5" table:formula="of:=[.K38]" office:value-type="float" office:value="-2037" calcext:value-type="float">
            <text:p>-2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[.I40]" office:value-type="float" office:value="-2142" calcext:value-type="float">
            <text:p>-2142</text:p>
          </table:table-cell>
          <table:table-cell table:style-name="ce5"/>
          <table:table-cell table:style-name="ce5" table:formula="of:=[.K40]" office:value-type="float" office:value="-1307" calcext:value-type="float">
            <text:p>-13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8"/>
          <table:table-cell table:style-name="ce10" table:formula="of:=[.K41]" office:value-type="float" office:value="-1235" calcext:value-type="float">
            <text:p>-12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3"/>
          <table:table-cell table:style-name="ce10" table:formula="of:=[.F46]" office:value-type="float" office:value="-1504" calcext:value-type="float">
            <text:p>-1504</text:p>
          </table:table-cell>
          <table:table-cell table:style-name="ce5"/>
          <table:table-cell table:style-name="ce5" table:formula="of:=[.H46]" office:value-type="float" office:value="-2976" calcext:value-type="float">
            <text:p>-2976</text:p>
          </table:table-cell>
          <table:table-cell table:style-name="ce5" table:formula="of:=MIN([.I46];[.K46])" office:value-type="float" office:value="-3095" calcext:value-type="float">
            <text:p>-3095</text:p>
          </table:table-cell>
          <table:table-cell table:style-name="ce5" table:number-columns-repeated="2"/>
          <table:table-cell/>
          <table:table-cell office:value-type="string" calcext:value-type="string">
            <text:p>MAX</text:p>
          </table:table-cell>
          <table:table-cell table:formula="of:=MAX([.C57:.K65])" office:value-type="float" office:value="-1504" calcext:value-type="float">
            <text:p>-15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AX</text:p>
          </table:table-cell>
          <table:table-cell office:value-type="string" calcext:value-type="string">
            <text:p>C1235, C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5"/>
          <table:table-cell table:style-name="ce5" table:formula="of:=[.H49]" office:value-type="float" office:value="-3273" calcext:value-type="float">
            <text:p>-3273</text:p>
          </table:table-cell>
          <table:table-cell table:style-name="ce5" table:formula="of:=MIN([.I49];[.K49])" office:value-type="float" office:value="-2799" calcext:value-type="float">
            <text:p>-2799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5" table:formula="of:=MIN([.I51];[.K51])" office:value-type="float" office:value="-2142" calcext:value-type="float">
            <text:p>-2142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5"/>
          <table:table-cell table:style-name="ce5" table:formula="of:=MIN([.H57];[.H60])" office:value-type="float" office:value="-3273" calcext:value-type="float">
            <text:p>-3273</text:p>
          </table:table-cell>
          <table:table-cell table:style-name="ce5" table:formula="of:=MIN([.I57];[.I60])" office:value-type="float" office:value="-3095" calcext:value-type="float">
            <text:p>-3095</text:p>
          </table:table-cell>
          <table:table-cell table:style-name="ce5" table:number-columns-repeated="2"/>
          <table:table-cell/>
          <table:table-cell office:value-type="string" calcext:value-type="string">
            <text:p>MAX</text:p>
          </table:table-cell>
          <table:table-cell table:formula="of:=MAX([.C68:.K76])" office:value-type="float" office:value="-2142" calcext:value-type="float">
            <text:p>-21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AX</text:p>
          </table:table-cell>
          <table:table-cell office:value-type="string" calcext:value-type="string">
            <text:p>C6, C7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6"/>
          <table:table-cell table:style-name="ce10" table:formula="of:=MIN([.I62])" office:value-type="float" office:value="-2142" calcext:value-type="float">
            <text:p>-2142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5" table:number-columns-repeated="5"/>
          <table:table-cell table:style-name="ce10" table:formula="of:=MIN([.H68];[.I68])" office:value-type="float" office:value="-3273" calcext:value-type="float">
            <text:p>-3273</text:p>
          </table:table-cell>
          <table:table-cell table:style-name="ce5" table:number-columns-repeated="3"/>
          <table:table-cell/>
          <table:table-cell office:value-type="string" calcext:value-type="string">
            <text:p>MAX</text:p>
          </table:table-cell>
          <table:table-cell table:formula="of:=MAX([.C79:.K87])" office:value-type="float" office:value="-3273" calcext:value-type="float">
            <text:p>-32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5" table:number-columns-repeated="9"/>
          <table:table-cell/>
          <table:table-cell office:value-type="string" calcext:value-type="string">
            <text:p>ARGMAX</text:p>
          </table:table-cell>
          <table:table-cell office:value-type="string" calcext:value-type="string">
            <text:p>C12345, C67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4" table:number-columns-repeated="9"/>
          <table:table-cell table:style-name="ce1"/>
          <table:table-cell table:style-name="ce9" table:number-columns-repeated="2"/>
          <table:table-cell table:style-name="ce1" table:number-columns-repeated="101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erarchical, Averag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ce11"/>
        <table:table-column table:style-name="co1" table:default-cell-style-name="Default"/>
        <table:table-column table:style-name="co3" table:default-cell-style-name="ce8"/>
        <table:table-column table:style-name="co3" table:default-cell-style-name="ce16"/>
        <table:table-column table:style-name="co1" table:number-columns-repeated="1010" table:default-cell-style-name="Default"/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12"/>
          <table:table-cell table:style-name="ce15" table:formula="of:=-['Distance Matrix'.C1]" office:value-type="float" office:value="-206" calcext:value-type="float">
            <text:p>-206,00</text:p>
          </table:table-cell>
          <table:table-cell table:style-name="ce14" table:formula="of:=-['Distance Matrix'.D1]" office:value-type="float" office:value="-429" calcext:value-type="float">
            <text:p>-429,00</text:p>
          </table:table-cell>
          <table:table-cell table:style-name="ce14" table:formula="of:=-['Distance Matrix'.E1]" office:value-type="float" office:value="-1504" calcext:value-type="float">
            <text:p>-1 504,00</text:p>
          </table:table-cell>
          <table:table-cell table:style-name="ce14" table:formula="of:=-['Distance Matrix'.F1]" office:value-type="float" office:value="-963" calcext:value-type="float">
            <text:p>-963,00</text:p>
          </table:table-cell>
          <table:table-cell table:style-name="ce14" table:formula="of:=-['Distance Matrix'.G1]" office:value-type="float" office:value="-2976" calcext:value-type="float">
            <text:p>-2 976,00</text:p>
          </table:table-cell>
          <table:table-cell table:style-name="ce14" table:formula="of:=-['Distance Matrix'.H1]" office:value-type="float" office:value="-3095" calcext:value-type="float">
            <text:p>-3 095,00</text:p>
          </table:table-cell>
          <table:table-cell table:style-name="ce14" table:formula="of:=-['Distance Matrix'.I1]" office:value-type="float" office:value="-2979" calcext:value-type="float">
            <text:p>-2 979,00</text:p>
          </table:table-cell>
          <table:table-cell table:style-name="ce14" table:formula="of:=-['Distance Matrix'.J1]" office:value-type="float" office:value="-1949" calcext:value-type="float">
            <text:p>-1 949,00</text:p>
          </table:table-cell>
          <table:table-cell/>
          <table:table-cell office:value-type="string" calcext:value-type="string">
            <text:p>MAX</text:p>
          </table:table-cell>
          <table:table-cell table:formula="of:=MAX([.C2:.K10])" office:value-type="float" office:value="-206" calcext:value-type="float">
            <text:p>-206,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12"/>
          <table:table-cell table:style-name="ce14"/>
          <table:table-cell table:style-name="ce14" table:formula="of:=-['Distance Matrix'.D2]" office:value-type="float" office:value="-233" calcext:value-type="float">
            <text:p>-233,00</text:p>
          </table:table-cell>
          <table:table-cell table:style-name="ce14" table:formula="of:=-['Distance Matrix'.E2]" office:value-type="float" office:value="-1308" calcext:value-type="float">
            <text:p>-1 308,00</text:p>
          </table:table-cell>
          <table:table-cell table:style-name="ce14" table:formula="of:=-['Distance Matrix'.F2]" office:value-type="float" office:value="-802" calcext:value-type="float">
            <text:p>-802,00</text:p>
          </table:table-cell>
          <table:table-cell table:style-name="ce14" table:formula="of:=-['Distance Matrix'.G2]" office:value-type="float" office:value="-2915" calcext:value-type="float">
            <text:p>-2 915,00</text:p>
          </table:table-cell>
          <table:table-cell table:style-name="ce14" table:formula="of:=-['Distance Matrix'.H2]" office:value-type="float" office:value="-2934" calcext:value-type="float">
            <text:p>-2 934,00</text:p>
          </table:table-cell>
          <table:table-cell table:style-name="ce14" table:formula="of:=-['Distance Matrix'.I2]" office:value-type="float" office:value="-2786" calcext:value-type="float">
            <text:p>-2 786,00</text:p>
          </table:table-cell>
          <table:table-cell table:style-name="ce14" table:formula="of:=-['Distance Matrix'.J2]" office:value-type="float" office:value="-1771" calcext:value-type="float">
            <text:p>-1 771,00</text:p>
          </table:table-cell>
          <table:table-cell/>
          <table:table-cell office:value-type="string" calcext:value-type="string">
            <text:p>ARGMAX</text:p>
          </table:table-cell>
          <table:table-cell office:value-type="string" calcext:value-type="string">
            <text:p>C1, C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12"/>
          <table:table-cell table:style-name="ce14" table:number-columns-repeated="2"/>
          <table:table-cell table:style-name="ce14" table:formula="of:=-['Distance Matrix'.E3]" office:value-type="float" office:value="-1075" calcext:value-type="float">
            <text:p>-1 075,00</text:p>
          </table:table-cell>
          <table:table-cell table:style-name="ce14" table:formula="of:=-['Distance Matrix'.F3]" office:value-type="float" office:value="-671" calcext:value-type="float">
            <text:p>-671,00</text:p>
          </table:table-cell>
          <table:table-cell table:style-name="ce14" table:formula="of:=-['Distance Matrix'.G3]" office:value-type="float" office:value="-2684" calcext:value-type="float">
            <text:p>-2 684,00</text:p>
          </table:table-cell>
          <table:table-cell table:style-name="ce14" table:formula="of:=-['Distance Matrix'.H3]" office:value-type="float" office:value="-2799" calcext:value-type="float">
            <text:p>-2 799,00</text:p>
          </table:table-cell>
          <table:table-cell table:style-name="ce14" table:formula="of:=-['Distance Matrix'.I3]" office:value-type="float" office:value="-2631" calcext:value-type="float">
            <text:p>-2 631,00</text:p>
          </table:table-cell>
          <table:table-cell table:style-name="ce14" table:formula="of:=-['Distance Matrix'.J3]" office:value-type="float" office:value="-1616" calcext:value-type="float">
            <text:p>-1 616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12"/>
          <table:table-cell table:style-name="ce14" table:number-columns-repeated="3"/>
          <table:table-cell table:style-name="ce14" table:formula="of:=-['Distance Matrix'.F4]" office:value-type="float" office:value="-1329" calcext:value-type="float">
            <text:p>-1 329,00</text:p>
          </table:table-cell>
          <table:table-cell table:style-name="ce14" table:formula="of:=-['Distance Matrix'.G4]" office:value-type="float" office:value="-3273" calcext:value-type="float">
            <text:p>-3 273,00</text:p>
          </table:table-cell>
          <table:table-cell table:style-name="ce14" table:formula="of:=-['Distance Matrix'.H4]" office:value-type="float" office:value="-3053" calcext:value-type="float">
            <text:p>-3 053,00</text:p>
          </table:table-cell>
          <table:table-cell table:style-name="ce14" table:formula="of:=-['Distance Matrix'.I4]" office:value-type="float" office:value="-2687" calcext:value-type="float">
            <text:p>-2 687,00</text:p>
          </table:table-cell>
          <table:table-cell table:style-name="ce14" table:formula="of:=-['Distance Matrix'.J4]" office:value-type="float" office:value="-2037" calcext:value-type="float">
            <text:p>-2 037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12"/>
          <table:table-cell table:style-name="ce14" table:number-columns-repeated="4"/>
          <table:table-cell table:style-name="ce14" table:formula="of:=-['Distance Matrix'.G5]" office:value-type="float" office:value="-2013" calcext:value-type="float">
            <text:p>-2 013,00</text:p>
          </table:table-cell>
          <table:table-cell table:style-name="ce14" table:formula="of:=-['Distance Matrix'.H5]" office:value-type="float" office:value="-2142" calcext:value-type="float">
            <text:p>-2 142,00</text:p>
          </table:table-cell>
          <table:table-cell table:style-name="ce14" table:formula="of:=-['Distance Matrix'.I5]" office:value-type="float" office:value="-2054" calcext:value-type="float">
            <text:p>-2 054,00</text:p>
          </table:table-cell>
          <table:table-cell table:style-name="ce14" table:formula="of:=-['Distance Matrix'.J5]" office:value-type="float" office:value="-996" calcext:value-type="float">
            <text:p>-996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12"/>
          <table:table-cell table:style-name="ce14" table:number-columns-repeated="5"/>
          <table:table-cell table:style-name="ce14" table:formula="of:=-['Distance Matrix'.H6]" office:value-type="float" office:value="-808" calcext:value-type="float">
            <text:p>-808,00</text:p>
          </table:table-cell>
          <table:table-cell table:style-name="ce14" table:formula="of:=-['Distance Matrix'.I6]" office:value-type="float" office:value="-1131" calcext:value-type="float">
            <text:p>-1 131,00</text:p>
          </table:table-cell>
          <table:table-cell table:style-name="ce14" table:formula="of:=-['Distance Matrix'.J6]" office:value-type="float" office:value="-1307" calcext:value-type="float">
            <text:p>-1 307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12"/>
          <table:table-cell table:style-name="ce14" table:number-columns-repeated="6"/>
          <table:table-cell table:style-name="ce14" table:formula="of:=-['Distance Matrix'.I7]" office:value-type="float" office:value="-379" calcext:value-type="float">
            <text:p>-379,00</text:p>
          </table:table-cell>
          <table:table-cell table:style-name="ce14" table:formula="of:=-['Distance Matrix'.J7]" office:value-type="float" office:value="-1235" calcext:value-type="float">
            <text:p>-1 235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12"/>
          <table:table-cell table:style-name="ce14" table:number-columns-repeated="7"/>
          <table:table-cell table:style-name="ce14" table:formula="of:=-['Distance Matrix'.J8]" office:value-type="float" office:value="-1059" calcext:value-type="float">
            <text:p>-1 059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12"/>
          <table:table-cell table:style-name="ce14" table:number-columns-repeated="8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3" table:number-columns-repeated="9"/>
          <table:table-cell table:style-name="ce1"/>
          <table:table-cell table:style-name="ce9"/>
          <table:table-cell table:style-name="ce17"/>
          <table:table-cell table:style-name="ce1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14" table:number-columns-repeated="2"/>
          <table:table-cell table:style-name="ce15" table:formula="of:=AVERAGE([.E2];[.E3])" office:value-type="float" office:value="-331" calcext:value-type="float">
            <text:p>-331,00</text:p>
          </table:table-cell>
          <table:table-cell table:style-name="ce14" table:formula="of:=AVERAGE([.F2];[.F3])" office:value-type="float" office:value="-1406" calcext:value-type="float">
            <text:p>-1 406,00</text:p>
          </table:table-cell>
          <table:table-cell table:style-name="ce14" table:formula="of:=AVERAGE([.G2];[.G3])" office:value-type="float" office:value="-882.5" calcext:value-type="float">
            <text:p>-882,50</text:p>
          </table:table-cell>
          <table:table-cell table:style-name="ce14" table:formula="of:=AVERAGE([.H2];[.H3])" office:value-type="float" office:value="-2945.5" calcext:value-type="float">
            <text:p>-2 945,50</text:p>
          </table:table-cell>
          <table:table-cell table:style-name="ce14" table:formula="of:=AVERAGE([.I2];[.I3])" office:value-type="float" office:value="-3014.5" calcext:value-type="float">
            <text:p>-3 014,50</text:p>
          </table:table-cell>
          <table:table-cell table:style-name="ce14" table:formula="of:=AVERAGE([.J2];[.J3])" office:value-type="float" office:value="-2882.5" calcext:value-type="float">
            <text:p>-2 882,50</text:p>
          </table:table-cell>
          <table:table-cell table:style-name="ce14" table:formula="of:=AVERAGE([.K2];[.K3])" office:value-type="float" office:value="-1860" calcext:value-type="float">
            <text:p>-1 860,00</text:p>
          </table:table-cell>
          <table:table-cell/>
          <table:table-cell office:value-type="string" calcext:value-type="string">
            <text:p>MAX</text:p>
          </table:table-cell>
          <table:table-cell table:formula="of:=MAX([.C13:.K21])" office:value-type="float" office:value="-331" calcext:value-type="float">
            <text:p>-331,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14" table:number-columns-repeated="9"/>
          <table:table-cell/>
          <table:table-cell office:value-type="string" calcext:value-type="string">
            <text:p>ARGMAX</text:p>
          </table:table-cell>
          <table:table-cell office:value-type="string" calcext:value-type="string">
            <text:p>C12, C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14" table:number-columns-repeated="3"/>
          <table:table-cell table:style-name="ce14" table:formula="of:=[.F4]" office:value-type="float" office:value="-1075" calcext:value-type="float">
            <text:p>-1 075,00</text:p>
          </table:table-cell>
          <table:table-cell table:style-name="ce14" table:formula="of:=[.G4]" office:value-type="float" office:value="-671" calcext:value-type="float">
            <text:p>-671,00</text:p>
          </table:table-cell>
          <table:table-cell table:style-name="ce14" table:formula="of:=[.H4]" office:value-type="float" office:value="-2684" calcext:value-type="float">
            <text:p>-2 684,00</text:p>
          </table:table-cell>
          <table:table-cell table:style-name="ce14" table:formula="of:=[.I4]" office:value-type="float" office:value="-2799" calcext:value-type="float">
            <text:p>-2 799,00</text:p>
          </table:table-cell>
          <table:table-cell table:style-name="ce14" table:formula="of:=[.J4]" office:value-type="float" office:value="-2631" calcext:value-type="float">
            <text:p>-2 631,00</text:p>
          </table:table-cell>
          <table:table-cell table:style-name="ce14" table:formula="of:=[.K4]" office:value-type="float" office:value="-1616" calcext:value-type="float">
            <text:p>-1 616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14" table:number-columns-repeated="4"/>
          <table:table-cell table:style-name="ce14" table:formula="of:=[.G5]" office:value-type="float" office:value="-1329" calcext:value-type="float">
            <text:p>-1 329,00</text:p>
          </table:table-cell>
          <table:table-cell table:style-name="ce14" table:formula="of:=[.H5]" office:value-type="float" office:value="-3273" calcext:value-type="float">
            <text:p>-3 273,00</text:p>
          </table:table-cell>
          <table:table-cell table:style-name="ce14" table:formula="of:=[.I5]" office:value-type="float" office:value="-3053" calcext:value-type="float">
            <text:p>-3 053,00</text:p>
          </table:table-cell>
          <table:table-cell table:style-name="ce14" table:formula="of:=[.J5]" office:value-type="float" office:value="-2687" calcext:value-type="float">
            <text:p>-2 687,00</text:p>
          </table:table-cell>
          <table:table-cell table:style-name="ce14" table:formula="of:=[.K5]" office:value-type="float" office:value="-2037" calcext:value-type="float">
            <text:p>-2 037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14" table:number-columns-repeated="5"/>
          <table:table-cell table:style-name="ce14" table:formula="of:=[.H6]" office:value-type="float" office:value="-2013" calcext:value-type="float">
            <text:p>-2 013,00</text:p>
          </table:table-cell>
          <table:table-cell table:style-name="ce14" table:formula="of:=[.I6]" office:value-type="float" office:value="-2142" calcext:value-type="float">
            <text:p>-2 142,00</text:p>
          </table:table-cell>
          <table:table-cell table:style-name="ce14" table:formula="of:=[.J6]" office:value-type="float" office:value="-2054" calcext:value-type="float">
            <text:p>-2 054,00</text:p>
          </table:table-cell>
          <table:table-cell table:style-name="ce14" table:formula="of:=[.K6]" office:value-type="float" office:value="-996" calcext:value-type="float">
            <text:p>-996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14" table:number-columns-repeated="6"/>
          <table:table-cell table:style-name="ce14" table:formula="of:=[.I7]" office:value-type="float" office:value="-808" calcext:value-type="float">
            <text:p>-808,00</text:p>
          </table:table-cell>
          <table:table-cell table:style-name="ce14" table:formula="of:=[.J7]" office:value-type="float" office:value="-1131" calcext:value-type="float">
            <text:p>-1 131,00</text:p>
          </table:table-cell>
          <table:table-cell table:style-name="ce14" table:formula="of:=[.K7]" office:value-type="float" office:value="-1307" calcext:value-type="float">
            <text:p>-1 307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14" table:number-columns-repeated="7"/>
          <table:table-cell table:style-name="ce14" table:formula="of:=[.J8]" office:value-type="float" office:value="-379" calcext:value-type="float">
            <text:p>-379,00</text:p>
          </table:table-cell>
          <table:table-cell table:style-name="ce14" table:formula="of:=[.K8]" office:value-type="float" office:value="-1235" calcext:value-type="float">
            <text:p>-1 235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14" table:number-columns-repeated="8"/>
          <table:table-cell table:style-name="ce14" table:formula="of:=[.K9]" office:value-type="float" office:value="-1059" calcext:value-type="float">
            <text:p>-1 059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14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3" table:number-columns-repeated="9"/>
          <table:table-cell table:style-name="ce1"/>
          <table:table-cell table:style-name="ce9"/>
          <table:table-cell table:style-name="ce17"/>
          <table:table-cell table:style-name="ce1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14" table:number-columns-repeated="3"/>
          <table:table-cell table:style-name="ce14" table:formula="of:=AVERAGE([.F2];[.F3];[.F4])" office:value-type="float" office:value="-1295.66666666667" calcext:value-type="float">
            <text:p>-1 295,67</text:p>
          </table:table-cell>
          <table:table-cell table:style-name="ce14" table:formula="of:=AVERAGE([.G2];[.G3];[.G4])" office:value-type="float" office:value="-812" calcext:value-type="float">
            <text:p>-812,00</text:p>
          </table:table-cell>
          <table:table-cell table:style-name="ce14" table:formula="of:=AVERAGE([.H2];[.H3];[.H4])" office:value-type="float" office:value="-2858.33333333333" calcext:value-type="float">
            <text:p>-2 858,33</text:p>
          </table:table-cell>
          <table:table-cell table:style-name="ce14" table:formula="of:=AVERAGE([.I2];[.I3];[.I4])" office:value-type="float" office:value="-2942.66666666667" calcext:value-type="float">
            <text:p>-2 942,67</text:p>
          </table:table-cell>
          <table:table-cell table:style-name="ce14" table:formula="of:=AVERAGE([.J2];[.J3];[.J4])" office:value-type="float" office:value="-2798.66666666667" calcext:value-type="float">
            <text:p>-2 798,67</text:p>
          </table:table-cell>
          <table:table-cell table:style-name="ce14" table:formula="of:=AVERAGE([.K2];[.K3];[.K4])" office:value-type="float" office:value="-1778.66666666667" calcext:value-type="float">
            <text:p>-1 778,67</text:p>
          </table:table-cell>
          <table:table-cell/>
          <table:table-cell office:value-type="string" calcext:value-type="string">
            <text:p>MAX</text:p>
          </table:table-cell>
          <table:table-cell table:formula="of:=MAX([.C24:.K32])" office:value-type="float" office:value="-379" calcext:value-type="float">
            <text:p>-379,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14" table:number-columns-repeated="9"/>
          <table:table-cell/>
          <table:table-cell office:value-type="string" calcext:value-type="string">
            <text:p>ARGMAX</text:p>
          </table:table-cell>
          <table:table-cell office:value-type="string" calcext:value-type="string">
            <text:p>C7, C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14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14" table:number-columns-repeated="4"/>
          <table:table-cell table:style-name="ce14" table:formula="of:=[.G16]" office:value-type="float" office:value="-1329" calcext:value-type="float">
            <text:p>-1 329,00</text:p>
          </table:table-cell>
          <table:table-cell table:style-name="ce14" table:formula="of:=[.H16]" office:value-type="float" office:value="-3273" calcext:value-type="float">
            <text:p>-3 273,00</text:p>
          </table:table-cell>
          <table:table-cell table:style-name="ce14" table:formula="of:=[.I16]" office:value-type="float" office:value="-3053" calcext:value-type="float">
            <text:p>-3 053,00</text:p>
          </table:table-cell>
          <table:table-cell table:style-name="ce14" table:formula="of:=[.J16]" office:value-type="float" office:value="-2687" calcext:value-type="float">
            <text:p>-2 687,00</text:p>
          </table:table-cell>
          <table:table-cell table:style-name="ce14" table:formula="of:=[.K16]" office:value-type="float" office:value="-2037" calcext:value-type="float">
            <text:p>-2 037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14" table:number-columns-repeated="5"/>
          <table:table-cell table:style-name="ce14" table:formula="of:=[.H17]" office:value-type="float" office:value="-2013" calcext:value-type="float">
            <text:p>-2 013,00</text:p>
          </table:table-cell>
          <table:table-cell table:style-name="ce14" table:formula="of:=[.I17]" office:value-type="float" office:value="-2142" calcext:value-type="float">
            <text:p>-2 142,00</text:p>
          </table:table-cell>
          <table:table-cell table:style-name="ce14" table:formula="of:=[.J17]" office:value-type="float" office:value="-2054" calcext:value-type="float">
            <text:p>-2 054,00</text:p>
          </table:table-cell>
          <table:table-cell table:style-name="ce14" table:formula="of:=[.K17]" office:value-type="float" office:value="-996" calcext:value-type="float">
            <text:p>-996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14" table:number-columns-repeated="6"/>
          <table:table-cell table:style-name="ce14" table:formula="of:=[.I18]" office:value-type="float" office:value="-808" calcext:value-type="float">
            <text:p>-808,00</text:p>
          </table:table-cell>
          <table:table-cell table:style-name="ce14" table:formula="of:=[.J18]" office:value-type="float" office:value="-1131" calcext:value-type="float">
            <text:p>-1 131,00</text:p>
          </table:table-cell>
          <table:table-cell table:style-name="ce14" table:formula="of:=[.K18]" office:value-type="float" office:value="-1307" calcext:value-type="float">
            <text:p>-1 307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14" table:number-columns-repeated="7"/>
          <table:table-cell table:style-name="ce15" table:formula="of:=[.J19]" office:value-type="float" office:value="-379" calcext:value-type="float">
            <text:p>-379,00</text:p>
          </table:table-cell>
          <table:table-cell table:style-name="ce14" table:formula="of:=[.K19]" office:value-type="float" office:value="-1235" calcext:value-type="float">
            <text:p>-1 235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14" table:number-columns-repeated="8"/>
          <table:table-cell table:style-name="ce14" table:formula="of:=[.K20]" office:value-type="float" office:value="-1059" calcext:value-type="float">
            <text:p>-1 059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14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3" table:number-columns-repeated="9"/>
          <table:table-cell table:style-name="ce1"/>
          <table:table-cell table:style-name="ce9"/>
          <table:table-cell table:style-name="ce17"/>
          <table:table-cell table:style-name="ce1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14" table:number-columns-repeated="3"/>
          <table:table-cell table:style-name="ce14" table:formula="of:=[.F24]" office:value-type="float" office:value="-1295.66666666667" calcext:value-type="float">
            <text:p>-1 295,67</text:p>
          </table:table-cell>
          <table:table-cell table:style-name="ce15" table:formula="of:=[.G24]" office:value-type="float" office:value="-812" calcext:value-type="float">
            <text:p>-812,00</text:p>
          </table:table-cell>
          <table:table-cell table:style-name="ce14" table:formula="of:=[.H24]" office:value-type="float" office:value="-2858.33333333333" calcext:value-type="float">
            <text:p>-2 858,33</text:p>
          </table:table-cell>
          <table:table-cell table:style-name="ce14" table:formula="of:=AVERAGE([.I2];[.I3];[.I4];[.J2];[.J3];[.J4])" office:value-type="float" office:value="-2870.66666666667" calcext:value-type="float">
            <text:p>-2 870,67</text:p>
          </table:table-cell>
          <table:table-cell table:style-name="ce14"/>
          <table:table-cell table:style-name="ce14" table:formula="of:=[.K24]" office:value-type="float" office:value="-1778.66666666667" calcext:value-type="float">
            <text:p>-1 778,67</text:p>
          </table:table-cell>
          <table:table-cell/>
          <table:table-cell office:value-type="string" calcext:value-type="string">
            <text:p>MAX</text:p>
          </table:table-cell>
          <table:table-cell table:formula="of:=MAX([.C35:.K43])" office:value-type="float" office:value="-812" calcext:value-type="float">
            <text:p>-812,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14" table:number-columns-repeated="9"/>
          <table:table-cell/>
          <table:table-cell office:value-type="string" calcext:value-type="string">
            <text:p>ARGMAX</text:p>
          </table:table-cell>
          <table:table-cell office:value-type="string" calcext:value-type="string">
            <text:p>C123, C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14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14" table:number-columns-repeated="4"/>
          <table:table-cell table:style-name="ce14" table:formula="of:=[.G27]" office:value-type="float" office:value="-1329" calcext:value-type="float">
            <text:p>-1 329,00</text:p>
          </table:table-cell>
          <table:table-cell table:style-name="ce14" table:formula="of:=[.H27]" office:value-type="float" office:value="-3273" calcext:value-type="float">
            <text:p>-3 273,00</text:p>
          </table:table-cell>
          <table:table-cell table:style-name="ce14" table:formula="of:=AVERAGE([.I5];[.J5])" office:value-type="float" office:value="-2870" calcext:value-type="float">
            <text:p>-2 870,00</text:p>
          </table:table-cell>
          <table:table-cell table:style-name="ce14"/>
          <table:table-cell table:style-name="ce14" table:formula="of:=[.K27]" office:value-type="float" office:value="-2037" calcext:value-type="float">
            <text:p>-2 037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14" table:number-columns-repeated="5"/>
          <table:table-cell table:style-name="ce14" table:formula="of:=[.H28]" office:value-type="float" office:value="-2013" calcext:value-type="float">
            <text:p>-2 013,00</text:p>
          </table:table-cell>
          <table:table-cell table:style-name="ce14" table:formula="of:=AVERAGE([.I6];[.J6])" office:value-type="float" office:value="-2098" calcext:value-type="float">
            <text:p>-2 098,00</text:p>
          </table:table-cell>
          <table:table-cell table:style-name="ce14"/>
          <table:table-cell table:style-name="ce14" table:formula="of:=[.K28]" office:value-type="float" office:value="-996" calcext:value-type="float">
            <text:p>-996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14" table:number-columns-repeated="6"/>
          <table:table-cell table:style-name="ce14" table:formula="of:=AVERAGE([.I7];[.J7])" office:value-type="float" office:value="-969.5" calcext:value-type="float">
            <text:p>-969,50</text:p>
          </table:table-cell>
          <table:table-cell table:style-name="ce14"/>
          <table:table-cell table:style-name="ce14" table:formula="of:=[.K29]" office:value-type="float" office:value="-1307" calcext:value-type="float">
            <text:p>-1 307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14" table:number-columns-repeated="8"/>
          <table:table-cell table:style-name="ce14" table:formula="of:=[.K30]" office:value-type="float" office:value="-1235" calcext:value-type="float">
            <text:p>-1 235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14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14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3" table:number-columns-repeated="9"/>
          <table:table-cell table:style-name="ce1"/>
          <table:table-cell table:style-name="ce9"/>
          <table:table-cell table:style-name="ce17"/>
          <table:table-cell table:style-name="ce1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14" table:number-columns-repeated="3"/>
          <table:table-cell table:style-name="ce14" table:formula="of:=AVERAGE([.F2];[.F3];[.F4];[.G5])" office:value-type="float" office:value="-1304" calcext:value-type="float">
            <text:p>-1 304,00</text:p>
          </table:table-cell>
          <table:table-cell table:style-name="ce14"/>
          <table:table-cell table:style-name="ce14" table:formula="of:=AVERAGE([.H2];[.H3];[.H4];[.H6])" office:value-type="float" office:value="-2647" calcext:value-type="float">
            <text:p>-2 647,00</text:p>
          </table:table-cell>
          <table:table-cell table:style-name="ce14" table:formula="of:=AVERAGE([.I2];[.I3];[.I4];[.I6];[.J2];[.J3];[.J4];[.J6])" office:value-type="float" office:value="-2677.5" calcext:value-type="float">
            <text:p>-2 677,50</text:p>
          </table:table-cell>
          <table:table-cell table:style-name="ce14"/>
          <table:table-cell table:style-name="ce14" table:formula="of:=AVERAGE([.K2];[.K3];[.K4];[.K6])" office:value-type="float" office:value="-1583" calcext:value-type="float">
            <text:p>-1 583,00</text:p>
          </table:table-cell>
          <table:table-cell/>
          <table:table-cell office:value-type="string" calcext:value-type="string">
            <text:p>MAX</text:p>
          </table:table-cell>
          <table:table-cell table:formula="of:=MAX([.C46:.K54])" office:value-type="float" office:value="-969.5" calcext:value-type="float">
            <text:p>-969,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14" table:number-columns-repeated="9"/>
          <table:table-cell/>
          <table:table-cell office:value-type="string" calcext:value-type="string">
            <text:p>ARGMAX</text:p>
          </table:table-cell>
          <table:table-cell office:value-type="string" calcext:value-type="string">
            <text:p>C6, C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14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14" table:number-columns-repeated="5"/>
          <table:table-cell table:style-name="ce14" table:formula="of:=[.H27]" office:value-type="float" office:value="-3273" calcext:value-type="float">
            <text:p>-3 273,00</text:p>
          </table:table-cell>
          <table:table-cell table:style-name="ce14" table:formula="of:=[.I27]" office:value-type="float" office:value="-3053" calcext:value-type="float">
            <text:p>-3 053,00</text:p>
          </table:table-cell>
          <table:table-cell table:style-name="ce14"/>
          <table:table-cell table:style-name="ce14" table:formula="of:=[.K27]" office:value-type="float" office:value="-2037" calcext:value-type="float">
            <text:p>-2 037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14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14" table:number-columns-repeated="6"/>
          <table:table-cell table:style-name="ce15" table:formula="of:=[.I40]" office:value-type="float" office:value="-969.5" calcext:value-type="float">
            <text:p>-969,50</text:p>
          </table:table-cell>
          <table:table-cell table:style-name="ce14"/>
          <table:table-cell table:style-name="ce14" table:formula="of:=[.K40]" office:value-type="float" office:value="-1307" calcext:value-type="float">
            <text:p>-1 307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14" table:number-columns-repeated="8"/>
          <table:table-cell table:style-name="ce14" table:formula="of:=[.K41]" office:value-type="float" office:value="-1235" calcext:value-type="float">
            <text:p>-1 235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14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14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3" table:number-columns-repeated="9"/>
          <table:table-cell table:style-name="ce1"/>
          <table:table-cell table:style-name="ce9"/>
          <table:table-cell table:style-name="ce17"/>
          <table:table-cell table:style-name="ce1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14" table:number-columns-repeated="3"/>
          <table:table-cell table:style-name="ce14" table:formula="of:=[.F46]" office:value-type="float" office:value="-1304" calcext:value-type="float">
            <text:p>-1 304,00</text:p>
          </table:table-cell>
          <table:table-cell table:style-name="ce14"/>
          <table:table-cell table:style-name="ce14" table:formula="of:=AVERAGE([.H2];[.H3];[.H4];[.H6];[.I2];[.I3];[.I4];[.I6];[.J2];[.J3];[.J4];[.J6])" office:value-type="float" office:value="-2667.33333333333" calcext:value-type="float">
            <text:p>-2 667,33</text:p>
          </table:table-cell>
          <table:table-cell table:style-name="ce14" table:number-columns-repeated="2"/>
          <table:table-cell table:style-name="ce14" table:formula="of:=[.K46]" office:value-type="float" office:value="-1583" calcext:value-type="float">
            <text:p>-1 583,00</text:p>
          </table:table-cell>
          <table:table-cell/>
          <table:table-cell office:value-type="string" calcext:value-type="string">
            <text:p>MAX</text:p>
          </table:table-cell>
          <table:table-cell table:formula="of:=MAX([.C57:.K65])" office:value-type="float" office:value="-1200.33333333333" calcext:value-type="float">
            <text:p>-1 200,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14" table:number-columns-repeated="9"/>
          <table:table-cell/>
          <table:table-cell office:value-type="string" calcext:value-type="string">
            <text:p>ARGMAX</text:p>
          </table:table-cell>
          <table:table-cell office:value-type="string" calcext:value-type="string">
            <text:p>C678, C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14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14" table:number-columns-repeated="5"/>
          <table:table-cell table:style-name="ce14" table:formula="of:=AVERAGE([.H5];[.I5];[.J5])" office:value-type="float" office:value="-3004.33333333333" calcext:value-type="float">
            <text:p>-3 004,33</text:p>
          </table:table-cell>
          <table:table-cell table:style-name="ce14" table:number-columns-repeated="2"/>
          <table:table-cell table:style-name="ce14" table:formula="of:=[.K49]" office:value-type="float" office:value="-2037" calcext:value-type="float">
            <text:p>-2 037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14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14" table:number-columns-repeated="8"/>
          <table:table-cell table:style-name="ce15" table:formula="of:=AVERAGE([.K7];[.K8];[.K9])" office:value-type="float" office:value="-1200.33333333333" calcext:value-type="float">
            <text:p>-1 200,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14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14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14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3" table:number-columns-repeated="9"/>
          <table:table-cell table:style-name="ce1"/>
          <table:table-cell table:style-name="ce9"/>
          <table:table-cell table:style-name="ce17"/>
          <table:table-cell table:style-name="ce1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14" table:number-columns-repeated="3"/>
          <table:table-cell table:style-name="ce15" table:formula="of:=[.F57]" office:value-type="float" office:value="-1304" calcext:value-type="float">
            <text:p>-1 304,00</text:p>
          </table:table-cell>
          <table:table-cell table:style-name="ce14"/>
          <table:table-cell table:style-name="ce14" table:formula="of:=AVERAGE([.H2:.K4];[.H6:.K6])" office:value-type="float" office:value="-2396.25" calcext:value-type="float">
            <text:p>-2 396,25</text:p>
          </table:table-cell>
          <table:table-cell table:style-name="ce14" table:number-columns-repeated="3"/>
          <table:table-cell/>
          <table:table-cell office:value-type="string" calcext:value-type="string">
            <text:p>MAX</text:p>
          </table:table-cell>
          <table:table-cell table:formula="of:=MAX([.C68:.K76])" office:value-type="float" office:value="-1304" calcext:value-type="float">
            <text:p>-1 304,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14" table:number-columns-repeated="9"/>
          <table:table-cell/>
          <table:table-cell office:value-type="string" calcext:value-type="string">
            <text:p>ARGMAX</text:p>
          </table:table-cell>
          <table:table-cell office:value-type="string" calcext:value-type="string">
            <text:p>C1235, C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14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14" table:number-columns-repeated="5"/>
          <table:table-cell table:style-name="ce14" table:formula="of:=AVERAGE([.H5:.K5])" office:value-type="float" office:value="-2762.5" calcext:value-type="float">
            <text:p>-2 762,50</text:p>
          </table:table-cell>
          <table:table-cell table:style-name="ce14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14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14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14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14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14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3" table:number-columns-repeated="9"/>
          <table:table-cell table:style-name="ce1"/>
          <table:table-cell table:style-name="ce9"/>
          <table:table-cell table:style-name="ce17"/>
          <table:table-cell table:style-name="ce1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STON</text:p>
          </table:table-cell>
          <table:table-cell table:style-name="ce14" table:number-columns-repeated="5"/>
          <table:table-cell table:style-name="ce15" table:formula="of:=AVERAGE([.H2:.K6])" office:value-type="float" office:value="-2469.5" calcext:value-type="float">
            <text:p>-2 469,50</text:p>
          </table:table-cell>
          <table:table-cell table:style-name="ce14" table:number-columns-repeated="3"/>
          <table:table-cell/>
          <table:table-cell office:value-type="string" calcext:value-type="string">
            <text:p>MAX</text:p>
          </table:table-cell>
          <table:table-cell table:formula="of:=MAX([.C79:.K87])" office:value-type="float" office:value="-2469.5" calcext:value-type="float">
            <text:p>-2 469,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Y</text:p>
          </table:table-cell>
          <table:table-cell table:style-name="ce14" table:number-columns-repeated="9"/>
          <table:table-cell/>
          <table:table-cell office:value-type="string" calcext:value-type="string">
            <text:p>ARGMAX</text:p>
          </table:table-cell>
          <table:table-cell office:value-type="string" calcext:value-type="string">
            <text:p>C12345, C67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C</text:p>
          </table:table-cell>
          <table:table-cell table:style-name="ce14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MIAMI</text:p>
          </table:table-cell>
          <table:table-cell table:style-name="ce14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HICAGO</text:p>
          </table:table-cell>
          <table:table-cell table:style-name="ce14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SEATTLE</text:p>
          </table:table-cell>
          <table:table-cell table:style-name="ce14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SF</text:p>
          </table:table-cell>
          <table:table-cell table:style-name="ce14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LA</text:p>
          </table:table-cell>
          <table:table-cell table:style-name="ce14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ENVER</text:p>
          </table:table-cell>
          <table:table-cell table:style-name="ce14" table:number-columns-repeated="9"/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3" table:number-columns-repeated="9"/>
          <table:table-cell table:style-name="ce1"/>
          <table:table-cell table:style-name="ce9"/>
          <table:table-cell table:style-name="ce17"/>
          <table:table-cell table:style-name="ce1" table:number-columns-repeated="101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DemiLight" svg:font-family="'Noto Sans CJK JP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JP DemiLight" style:font-family-asian="'Noto Sans CJK JP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.00.0000</text:date>, <text:time style:data-style-name="N2" text:time-value="20:27:58.37051449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14:29:50.870027052</meta:creation-date>
    <dc:date>2015-05-28T21:30:49.567056959</dc:date>
    <meta:editing-duration>PT2H37M19S</meta:editing-duration>
    <meta:editing-cycles>39</meta:editing-cycles>
    <meta:generator>LibreOffice/4.4.3.2$Linux_X86_64 LibreOffice_project/40m0$Build-2</meta:generator>
    <meta:document-statistic meta:table-count="4" meta:cell-count="1298" meta:object-count="0"/>
  </office:meta>
</office:document-meta>
</file>